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19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bf004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iemap.csv__vs-base" table:style-name="ta1">
        <table:shapes>
          <draw:frame draw:z-index="0" draw:style-name="gr1" draw:text-style-name="P1" svg:width="15.999cm" svg:height="8.999cm" svg:x="33.111cm" svg:y="5.359cm">
            <draw:object draw:notify-on-update-of-ranges="'triemap.csv__vs-base'.K2:'triemap.csv__vs-base'.K6 'triemap.csv__vs-base'.L2:'triemap.csv__vs-base'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Consistency</text:p>
          </table:table-cell>
          <table:table-cell table:style-name="Default" office:value-type="string" calcext:value-type="string">
            <text:p>Mean (B) [ms]</text:p>
          </table:table-cell>
          <table:table-cell table:style-name="Default" office:value-type="string" calcext:value-type="string">
            <text:p>Mean (V) [ms]</text:p>
          </table:table-cell>
          <table:table-cell table:style-name="Default" office:value-type="string" calcext:value-type="string">
            <text:p>ΔMean [ms]</text:p>
          </table:table-cell>
          <table:table-cell table:style-name="Default" office:value-type="string" calcext:value-type="string">
            <text:p>ΔMean [%]</text:p>
          </table:table-cell>
          <table:table-cell table:style-name="Default" office:value-type="string" calcext:value-type="string">
            <text:p>Mean [ms], logarithmic</text:p>
          </table:table-cell>
          <table:table-cell table:style-name="Default" office:value-type="string" calcext:value-type="string">
            <text:p>ΔMean [%]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racketIssues-silicon.sil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0.1s – 0.5s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style-name="Default" office:value-type="string" calcext:value-type="string">
            <text:p>forall-simple1.gobra.vpr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.6470588235294" calcext:value-type="float">
            <text:p>17.6470588235294</text:p>
          </table:table-cell>
          <table:table-cell table:style-name="Default" office:value-type="float" office:value="1.23044892137827" calcext:value-type="float">
            <text:p>1.23044892137827</text:p>
          </table:table-cell>
          <table:table-cell table:style-name="Default" office:value-type="float" office:value="17.6470588235294" calcext:value-type="float">
            <text:p>17.6470588235294</text:p>
          </table:table-cell>
          <table:table-cell table:number-columns-repeated="2"/>
          <table:table-cell office:value-type="string" calcext:value-type="string">
            <text:p>0.5s – 1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style-name="Default" office:value-type="string" calcext:value-type="string">
            <text:p>LoopPVL-silicon.sil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-19.047619047619" calcext:value-type="float">
            <text:p>-19.047619047619</text:p>
          </table:table-cell>
          <table:table-cell table:style-name="Default" office:value-type="float" office:value="1.32221929473392" calcext:value-type="float">
            <text:p>1.32221929473392</text:p>
          </table:table-cell>
          <table:table-cell table:style-name="Default" office:value-type="float" office:value="-19.047619047619" calcext:value-type="float">
            <text:p>-19.047619047619</text:p>
          </table:table-cell>
          <table:table-cell table:number-columns-repeated="2"/>
          <table:table-cell office:value-type="string" calcext:value-type="string">
            <text:p>1s – 5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Default" office:value-type="string" calcext:value-type="string">
            <text:p>RW5-silicon.sil</text:p>
          </table:table-cell>
          <table:table-cell table:style-name="Default" office:value-type="string" calcext:value-type="string">
            <text:p>True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60205999132796" calcext:value-type="float">
            <text:p>1.602059991327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s – 10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style-name="Default" office:value-type="string" calcext:value-type="string">
            <text:p>RW7-silicon.sil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2.32558139534884" calcext:value-type="float">
            <text:p>-2.32558139534884</text:p>
          </table:table-cell>
          <table:table-cell table:style-name="Default" office:value-type="float" office:value="1.63346845557959" calcext:value-type="float">
            <text:p>1.63346845557959</text:p>
          </table:table-cell>
          <table:table-cell table:style-name="Default" office:value-type="float" office:value="-2.32558139534884" calcext:value-type="float">
            <text:p>-2.32558139534884</text:p>
          </table:table-cell>
          <table:table-cell table:number-columns-repeated="2"/>
          <table:table-cell office:value-type="string" calcext:value-type="string">
            <text:p>&gt; 10s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table:style-name="ce1" office:value-type="string" calcext:value-type="string">
            <text:p>trigger-simple3.gobra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0.664451827242525" calcext:value-type="float">
            <text:p>-0.664451827242525</text:p>
          </table:table-cell>
          <table:table-cell table:style-name="ce1" office:value-type="float" office:value="2.47856649559384" calcext:value-type="float">
            <text:p>2.47856649559384</text:p>
          </table:table-cell>
          <table:table-cell table:style-name="ce1" office:value-type="float" office:value="-0.664451827242525" calcext:value-type="float">
            <text:p>-0.6644518272425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stsresourcesissuesissue020b.vy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.94006309148265" calcext:value-type="float">
            <text:p>6.94006309148265</text:p>
          </table:table-cell>
          <table:table-cell table:style-name="ce1" office:value-type="float" office:value="2.50105926221775" calcext:value-type="float">
            <text:p>2.50105926221775</text:p>
          </table:table-cell>
          <table:table-cell table:style-name="ce1" office:value-type="float" office:value="6.94006309148265" calcext:value-type="float">
            <text:p>6.940063091482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stsresourcesissuesissue028a.vy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0.920245398773006" calcext:value-type="float">
            <text:p>-0.920245398773006</text:p>
          </table:table-cell>
          <table:table-cell table:style-name="ce1" office:value-type="float" office:value="2.51321760006794" calcext:value-type="float">
            <text:p>2.51321760006794</text:p>
          </table:table-cell>
          <table:table-cell table:style-name="ce1" office:value-type="float" office:value="-0.920245398773006" calcext:value-type="float">
            <text:p>-0.9202453987730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lobal-const-4.gobra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2.5382262996942" calcext:value-type="float">
            <text:p>12.5382262996942</text:p>
          </table:table-cell>
          <table:table-cell table:style-name="ce1" office:value-type="float" office:value="2.51454775266029" calcext:value-type="float">
            <text:p>2.51454775266029</text:p>
          </table:table-cell>
          <table:table-cell table:style-name="ce1" office:value-type="float" office:value="12.5382262996942" calcext:value-type="float">
            <text:p>12.53822629969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stsresourcesissuesissue022d.vy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5.19877675840979" calcext:value-type="float">
            <text:p>-5.19877675840979</text:p>
          </table:table-cell>
          <table:table-cell table:style-name="ce1" office:value-type="float" office:value="2.51454775266029" calcext:value-type="float">
            <text:p>2.51454775266029</text:p>
          </table:table-cell>
          <table:table-cell table:style-name="ce1" office:value-type="float" office:value="-5.19877675840979" calcext:value-type="float">
            <text:p>-5.1987767584097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stsresourcesissuesissue006a.vy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0.604229607250755" calcext:value-type="float">
            <text:p>-0.604229607250755</text:p>
          </table:table-cell>
          <table:table-cell table:style-name="ce1" office:value-type="float" office:value="2.51982799377572" calcext:value-type="float">
            <text:p>2.51982799377572</text:p>
          </table:table-cell>
          <table:table-cell table:style-name="ce1" office:value-type="float" office:value="-0.604229607250755" calcext:value-type="float">
            <text:p>-0.6042296072507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stsresourcesissuesissue020g.vy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.7190332326284" calcext:value-type="float">
            <text:p>2.7190332326284</text:p>
          </table:table-cell>
          <table:table-cell table:style-name="ce1" office:value-type="float" office:value="2.51982799377572" calcext:value-type="float">
            <text:p>2.51982799377572</text:p>
          </table:table-cell>
          <table:table-cell table:style-name="ce1" office:value-type="float" office:value="2.7190332326284" calcext:value-type="float">
            <text:p>2.71903323262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stExample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003003003003" calcext:value-type="float">
            <text:p>0.3003003003003</text:p>
          </table:table-cell>
          <table:table-cell table:style-name="ce1" office:value-type="float" office:value="2.52244423350632" calcext:value-type="float">
            <text:p>2.52244423350632</text:p>
          </table:table-cell>
          <table:table-cell table:style-name="ce1" office:value-type="float" office:value="0.3003003003003" calcext:value-type="float">
            <text:p>0.300300300300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stsresourcesissuesissue030a.vy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2.37388724035608" calcext:value-type="float">
            <text:p>-2.37388724035608</text:p>
          </table:table-cell>
          <table:table-cell table:style-name="ce1" office:value-type="float" office:value="2.52762990087134" calcext:value-type="float">
            <text:p>2.52762990087134</text:p>
          </table:table-cell>
          <table:table-cell table:style-name="ce1" office:value-type="float" office:value="-2.37388724035608" calcext:value-type="float">
            <text:p>-2.373887240356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AssignJava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01729106628242" calcext:value-type="float">
            <text:p>2.01729106628242</text:p>
          </table:table-cell>
          <table:table-cell table:style-name="ce1" office:value-type="float" office:value="2.54032947479087" calcext:value-type="float">
            <text:p>2.54032947479087</text:p>
          </table:table-cell>
          <table:table-cell table:style-name="ce1" office:value-type="float" office:value="2.01729106628242" calcext:value-type="float">
            <text:p>2.017291066282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oto1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.17241379310345" calcext:value-type="float">
            <text:p>5.17241379310345</text:p>
          </table:table-cell>
          <table:table-cell table:style-name="ce1" office:value-type="float" office:value="2.54157924394658" calcext:value-type="float">
            <text:p>2.54157924394658</text:p>
          </table:table-cell>
          <table:table-cell table:style-name="ce1" office:value-type="float" office:value="5.17241379310345" calcext:value-type="float">
            <text:p>5.172413793103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r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71428571428571" calcext:value-type="float">
            <text:p>5.71428571428571</text:p>
          </table:table-cell>
          <table:table-cell table:style-name="ce1" office:value-type="float" office:value="2.54406804435028" calcext:value-type="float">
            <text:p>2.54406804435028</text:p>
          </table:table-cell>
          <table:table-cell table:style-name="ce1" office:value-type="float" office:value="5.71428571428571" calcext:value-type="float">
            <text:p>5.714285714285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ExampleUse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.06214689265537" calcext:value-type="float">
            <text:p>7.06214689265537</text:p>
          </table:table-cell>
          <table:table-cell table:style-name="ce1" office:value-type="float" office:value="2.54900326202579" calcext:value-type="float">
            <text:p>2.54900326202579</text:p>
          </table:table-cell>
          <table:table-cell table:style-name="ce1" office:value-type="float" office:value="7.06214689265537" calcext:value-type="float">
            <text:p>7.062146892655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oto2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12676056338028" calcext:value-type="float">
            <text:p>1.12676056338028</text:p>
          </table:table-cell>
          <table:table-cell table:style-name="ce1" office:value-type="float" office:value="2.55022835305509" calcext:value-type="float">
            <text:p>2.55022835305509</text:p>
          </table:table-cell>
          <table:table-cell table:style-name="ce1" office:value-type="float" office:value="1.12676056338028" calcext:value-type="float">
            <text:p>1.126760563380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rWithinParalle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3.64145658263305" calcext:value-type="float">
            <text:p>-3.64145658263305</text:p>
          </table:table-cell>
          <table:table-cell table:style-name="ce1" office:value-type="float" office:value="2.55266821611219" calcext:value-type="float">
            <text:p>2.55266821611219</text:p>
          </table:table-cell>
          <table:table-cell table:style-name="ce1" office:value-type="float" office:value="-3.64145658263305" calcext:value-type="float">
            <text:p>-3.641456582633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eywordsAllowJava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.04709141274238" calcext:value-type="float">
            <text:p>3.04709141274238</text:p>
          </table:table-cell>
          <table:table-cell table:style-name="ce1" office:value-type="float" office:value="2.55750720190566" calcext:value-type="float">
            <text:p>2.55750720190566</text:p>
          </table:table-cell>
          <table:table-cell table:style-name="ce1" office:value-type="float" office:value="3.04709141274238" calcext:value-type="float">
            <text:p>3.047091412742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icAsser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.94475138121547" calcext:value-type="float">
            <text:p>9.94475138121547</text:p>
          </table:table-cell>
          <table:table-cell table:style-name="ce1" office:value-type="float" office:value="2.55870857053317" calcext:value-type="float">
            <text:p>2.55870857053317</text:p>
          </table:table-cell>
          <table:table-cell table:style-name="ce1" office:value-type="float" office:value="9.94475138121547" calcext:value-type="float">
            <text:p>9.944751381215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ExampleImp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74725274725275" calcext:value-type="float">
            <text:p>0.274725274725275</text:p>
          </table:table-cell>
          <table:table-cell table:style-name="ce1" office:value-type="float" office:value="2.56110138364906" calcext:value-type="float">
            <text:p>2.56110138364906</text:p>
          </table:table-cell>
          <table:table-cell table:style-name="ce1" office:value-type="float" office:value="0.274725274725275" calcext:value-type="float">
            <text:p>0.2747252747252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icArray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.12328767123288" calcext:value-type="float">
            <text:p>7.12328767123288</text:p>
          </table:table-cell>
          <table:table-cell table:style-name="ce1" office:value-type="float" office:value="2.56229286445647" calcext:value-type="float">
            <text:p>2.56229286445647</text:p>
          </table:table-cell>
          <table:table-cell table:style-name="ce1" office:value-type="float" office:value="7.12328767123288" calcext:value-type="float">
            <text:p>7.123287671232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r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73972602739726" calcext:value-type="float">
            <text:p>2.73972602739726</text:p>
          </table:table-cell>
          <table:table-cell table:style-name="ce1" office:value-type="float" office:value="2.56229286445647" calcext:value-type="float">
            <text:p>2.56229286445647</text:p>
          </table:table-cell>
          <table:table-cell table:style-name="ce1" office:value-type="float" office:value="2.73972602739726" calcext:value-type="float">
            <text:p>2.739726027397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mbiguousBooleanOperator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.55737704918033" calcext:value-type="float">
            <text:p>6.55737704918033</text:p>
          </table:table-cell>
          <table:table-cell table:style-name="ce1" office:value-type="float" office:value="2.56348108539441" calcext:value-type="float">
            <text:p>2.56348108539441</text:p>
          </table:table-cell>
          <table:table-cell table:style-name="ce1" office:value-type="float" office:value="6.55737704918033" calcext:value-type="float">
            <text:p>6.557377049180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nally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5.17711171662125" calcext:value-type="float">
            <text:p>-5.17711171662125</text:p>
          </table:table-cell>
          <table:table-cell table:style-name="ce1" office:value-type="float" office:value="2.56466606425209" calcext:value-type="float">
            <text:p>2.56466606425209</text:p>
          </table:table-cell>
          <table:table-cell table:style-name="ce1" office:value-type="float" office:value="-5.17711171662125" calcext:value-type="float">
            <text:p>-5.17711171662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oto3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.81198910081744" calcext:value-type="float">
            <text:p>6.81198910081744</text:p>
          </table:table-cell>
          <table:table-cell table:style-name="ce1" office:value-type="float" office:value="2.56466606425209" calcext:value-type="float">
            <text:p>2.56466606425209</text:p>
          </table:table-cell>
          <table:table-cell table:style-name="ce1" office:value-type="float" office:value="6.81198910081744" calcext:value-type="float">
            <text:p>6.8119891008174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abeledIf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08695652173913" calcext:value-type="float">
            <text:p>1.08695652173913</text:p>
          </table:table-cell>
          <table:table-cell table:style-name="ce1" office:value-type="float" office:value="2.56584781867352" calcext:value-type="float">
            <text:p>2.56584781867352</text:p>
          </table:table-cell>
          <table:table-cell table:style-name="ce1" office:value-type="float" office:value="1.08695652173913" calcext:value-type="float">
            <text:p>1.086956521739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rall-simple3.gobra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.4324324324324" calcext:value-type="float">
            <text:p>12.4324324324324</text:p>
          </table:table-cell>
          <table:table-cell table:style-name="ce1" office:value-type="float" office:value="2.56820172406699" calcext:value-type="float">
            <text:p>2.56820172406699</text:p>
          </table:table-cell>
          <table:table-cell table:style-name="ce1" office:value-type="float" office:value="12.4324324324324" calcext:value-type="float">
            <text:p>12.43243243243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ox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.67741935483871" calcext:value-type="float">
            <text:p>9.67741935483871</text:p>
          </table:table-cell>
          <table:table-cell table:style-name="ce1" office:value-type="float" office:value="2.5705429398819" calcext:value-type="float">
            <text:p>2.5705429398819</text:p>
          </table:table-cell>
          <table:table-cell table:style-name="ce1" office:value-type="float" office:value="9.67741935483871" calcext:value-type="float">
            <text:p>9.677419354838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tinueBreak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.49462365591398" calcext:value-type="float">
            <text:p>3.49462365591398</text:p>
          </table:table-cell>
          <table:table-cell table:style-name="ce1" office:value-type="float" office:value="2.5705429398819" calcext:value-type="float">
            <text:p>2.5705429398819</text:p>
          </table:table-cell>
          <table:table-cell table:style-name="ce1" office:value-type="float" office:value="3.49462365591398" calcext:value-type="float">
            <text:p>3.494623655913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icAssert-E1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.54545454545455" calcext:value-type="float">
            <text:p>4.54545454545455</text:p>
          </table:table-cell>
          <table:table-cell table:style-name="ce1" office:value-type="float" office:value="2.57287160220048" calcext:value-type="float">
            <text:p>2.57287160220048</text:p>
          </table:table-cell>
          <table:table-cell table:style-name="ce1" office:value-type="float" office:value="4.54545454545455" calcext:value-type="float">
            <text:p>4.545454545454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rameError1-silicon.sil</text:p>
          </table:table-cell>
          <table:table-cell table:style-name="ce1" office:value-type="string" calcext:value-type="string">
            <text:p>True</text:p>
          </table:table-cell>
          <table:table-cell table:number-columns-repeated="2" table:style-name="ce1" office:value-type="float" office:value="380" calcext:value-type="float">
            <text:p>3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57978359661681" calcext:value-type="float">
            <text:p>2.579783596616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eywordsAllowC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83246073298429" calcext:value-type="float">
            <text:p>1.83246073298429</text:p>
          </table:table-cell>
          <table:table-cell table:style-name="ce1" office:value-type="float" office:value="2.58206336291171" calcext:value-type="float">
            <text:p>2.58206336291171</text:p>
          </table:table-cell>
          <table:table-cell table:style-name="ce1" office:value-type="float" office:value="1.83246073298429" calcext:value-type="float">
            <text:p>1.832460732984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ractionCompariso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.65535248041775" calcext:value-type="float">
            <text:p>3.65535248041775</text:p>
          </table:table-cell>
          <table:table-cell table:style-name="ce1" office:value-type="float" office:value="2.58319877396862" calcext:value-type="float">
            <text:p>2.58319877396862</text:p>
          </table:table-cell>
          <table:table-cell table:style-name="ce1" office:value-type="float" office:value="3.65535248041775" calcext:value-type="float">
            <text:p>3.655352480417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nlyPredicate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260416666666667" calcext:value-type="float">
            <text:p>-0.260416666666667</text:p>
          </table:table-cell>
          <table:table-cell table:style-name="ce1" office:value-type="float" office:value="2.58433122436753" calcext:value-type="float">
            <text:p>2.58433122436753</text:p>
          </table:table-cell>
          <table:table-cell table:style-name="ce1" office:value-type="float" office:value="-0.260416666666667" calcext:value-type="float">
            <text:p>-0.2604166666666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rac2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18134715025907" calcext:value-type="float">
            <text:p>0.518134715025907</text:p>
          </table:table-cell>
          <table:table-cell table:style-name="ce1" office:value-type="float" office:value="2.58658730467176" calcext:value-type="float">
            <text:p>2.58658730467176</text:p>
          </table:table-cell>
          <table:table-cell table:style-name="ce1" office:value-type="float" office:value="0.518134715025907" calcext:value-type="float">
            <text:p>0.5181347150259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mplex-fn.rs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.71834625322997" calcext:value-type="float">
            <text:p>6.71834625322997</text:p>
          </table:table-cell>
          <table:table-cell table:style-name="ce1" office:value-type="float" office:value="2.58771096501891" calcext:value-type="float">
            <text:p>2.58771096501891</text:p>
          </table:table-cell>
          <table:table-cell table:style-name="ce1" office:value-type="float" office:value="6.71834625322997" calcext:value-type="float">
            <text:p>6.718346253229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dLoop1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03092783505155" calcext:value-type="float">
            <text:p>1.03092783505155</text:p>
          </table:table-cell>
          <table:table-cell table:style-name="ce1" office:value-type="float" office:value="2.58883172559421" calcext:value-type="float">
            <text:p>2.58883172559421</text:p>
          </table:table-cell>
          <table:table-cell table:style-name="ce1" office:value-type="float" office:value="1.03092783505155" calcext:value-type="float">
            <text:p>1.030927835051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oogieExample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.19794344473008" calcext:value-type="float">
            <text:p>7.19794344473008</text:p>
          </table:table-cell>
          <table:table-cell table:style-name="ce1" office:value-type="float" office:value="2.58994960132571" calcext:value-type="float">
            <text:p>2.58994960132571</text:p>
          </table:table-cell>
          <table:table-cell table:style-name="ce1" office:value-type="float" office:value="7.19794344473008" calcext:value-type="float">
            <text:p>7.197943444730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ivenInPar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1413881748072" calcext:value-type="float">
            <text:p>0.51413881748072</text:p>
          </table:table-cell>
          <table:table-cell table:style-name="ce1" office:value-type="float" office:value="2.58994960132571" calcext:value-type="float">
            <text:p>2.58994960132571</text:p>
          </table:table-cell>
          <table:table-cell table:style-name="ce1" office:value-type="float" office:value="0.51413881748072" calcext:value-type="float">
            <text:p>0.5141388174807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nlyExtend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79948586118252" calcext:value-type="float">
            <text:p>1.79948586118252</text:p>
          </table:table-cell>
          <table:table-cell table:style-name="ce1" office:value-type="float" office:value="2.58994960132571" calcext:value-type="float">
            <text:p>2.58994960132571</text:p>
          </table:table-cell>
          <table:table-cell table:style-name="ce1" office:value-type="float" office:value="1.79948586118252" calcext:value-type="float">
            <text:p>1.799485861182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nlyClas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.0690537084399" calcext:value-type="float">
            <text:p>3.0690537084399</text:p>
          </table:table-cell>
          <table:table-cell table:style-name="ce1" office:value-type="float" office:value="2.59217675739587" calcext:value-type="float">
            <text:p>2.59217675739587</text:p>
          </table:table-cell>
          <table:table-cell table:style-name="ce1" office:value-type="float" office:value="3.0690537084399" calcext:value-type="float">
            <text:p>3.06905370843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dLoop2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61421319796954" calcext:value-type="float">
            <text:p>0.761421319796954</text:p>
          </table:table-cell>
          <table:table-cell table:style-name="ce1" office:value-type="float" office:value="2.59549622182557" calcext:value-type="float">
            <text:p>2.59549622182557</text:p>
          </table:table-cell>
          <table:table-cell table:style-name="ce1" office:value-type="float" office:value="0.761421319796954" calcext:value-type="float">
            <text:p>0.7614213197969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rac1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253807106598985" calcext:value-type="float">
            <text:p>-0.253807106598985</text:p>
          </table:table-cell>
          <table:table-cell table:style-name="ce1" office:value-type="float" office:value="2.59549622182557" calcext:value-type="float">
            <text:p>2.59549622182557</text:p>
          </table:table-cell>
          <table:table-cell table:style-name="ce1" office:value-type="float" office:value="-0.253807106598985" calcext:value-type="float">
            <text:p>-0.2538071065989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crementError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.00502512562814" calcext:value-type="float">
            <text:p>-1.00502512562814</text:p>
          </table:table-cell>
          <table:table-cell table:style-name="ce1" office:value-type="float" office:value="2.59988307207369" calcext:value-type="float">
            <text:p>2.59988307207369</text:p>
          </table:table-cell>
          <table:table-cell table:style-name="ce1" office:value-type="float" office:value="-1.00502512562814" calcext:value-type="float">
            <text:p>-1.005025125628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il-pc.rs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00502512562814" calcext:value-type="float">
            <text:p>1.00502512562814</text:p>
          </table:table-cell>
          <table:table-cell table:style-name="ce1" office:value-type="float" office:value="2.59988307207369" calcext:value-type="float">
            <text:p>2.59988307207369</text:p>
          </table:table-cell>
          <table:table-cell table:style-name="ce1" office:value-type="float" office:value="1.00502512562814" calcext:value-type="float">
            <text:p>1.005025125628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stDomai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.25" calcext:value-type="float">
            <text:p>-1.25</text:p>
          </table:table-cell>
          <table:table-cell table:style-name="ce1" office:value-type="float" office:value="2.60205999132796" calcext:value-type="float">
            <text:p>2.60205999132796</text:p>
          </table:table-cell>
          <table:table-cell table:style-name="ce1" office:value-type="float" office:value="-1.25" calcext:value-type="float">
            <text:p>-1.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thodCallNegatio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.96560196560197" calcext:value-type="float">
            <text:p>-1.96560196560197</text:p>
          </table:table-cell>
          <table:table-cell table:style-name="ce1" office:value-type="float" office:value="2.60959440922522" calcext:value-type="float">
            <text:p>2.60959440922522</text:p>
          </table:table-cell>
          <table:table-cell table:style-name="ce1" office:value-type="float" office:value="-1.96560196560197" calcext:value-type="float">
            <text:p>-1.965601965601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ClassGhos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.15533980582524" calcext:value-type="float">
            <text:p>3.15533980582524</text:p>
          </table:table-cell>
          <table:table-cell table:style-name="ce1" office:value-type="float" office:value="2.61489721603313" calcext:value-type="float">
            <text:p>2.61489721603313</text:p>
          </table:table-cell>
          <table:table-cell table:style-name="ce1" office:value-type="float" office:value="3.15533980582524" calcext:value-type="float">
            <text:p>3.155339805825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W1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0.728155339805825" calcext:value-type="float">
            <text:p>-0.728155339805825</text:p>
          </table:table-cell>
          <table:table-cell table:style-name="ce1" office:value-type="float" office:value="2.61489721603313" calcext:value-type="float">
            <text:p>2.61489721603313</text:p>
          </table:table-cell>
          <table:table-cell table:style-name="ce1" office:value-type="float" office:value="-0.728155339805825" calcext:value-type="float">
            <text:p>-0.7281553398058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ptionDomai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.20192307692308" calcext:value-type="float">
            <text:p>-1.20192307692308</text:p>
          </table:table-cell>
          <table:table-cell table:style-name="ce1" office:value-type="float" office:value="2.61909333062674" calcext:value-type="float">
            <text:p>2.61909333062674</text:p>
          </table:table-cell>
          <table:table-cell table:style-name="ce1" office:value-type="float" office:value="-1.20192307692308" calcext:value-type="float">
            <text:p>-1.201923076923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W3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.88461538461538" calcext:value-type="float">
            <text:p>2.88461538461538</text:p>
          </table:table-cell>
          <table:table-cell table:style-name="ce1" office:value-type="float" office:value="2.61909333062674" calcext:value-type="float">
            <text:p>2.61909333062674</text:p>
          </table:table-cell>
          <table:table-cell table:style-name="ce1" office:value-type="float" office:value="2.88461538461538" calcext:value-type="float">
            <text:p>2.884615384615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lockParallellism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.07673860911271" calcext:value-type="float">
            <text:p>4.07673860911271</text:p>
          </table:table-cell>
          <table:table-cell table:style-name="ce1" office:value-type="float" office:value="2.62013605497376" calcext:value-type="float">
            <text:p>2.62013605497376</text:p>
          </table:table-cell>
          <table:table-cell table:style-name="ce1" office:value-type="float" office:value="4.07673860911271" calcext:value-type="float">
            <text:p>4.076738609112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fute1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19331742243437" calcext:value-type="float">
            <text:p>1.19331742243437</text:p>
          </table:table-cell>
          <table:table-cell table:style-name="ce1" office:value-type="float" office:value="2.6222140229663" calcext:value-type="float">
            <text:p>2.6222140229663</text:p>
          </table:table-cell>
          <table:table-cell table:style-name="ce1" office:value-type="float" office:value="1.19331742243437" calcext:value-type="float">
            <text:p>1.193317422434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oogieTes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.14285714285714" calcext:value-type="float">
            <text:p>2.14285714285714</text:p>
          </table:table-cell>
          <table:table-cell table:style-name="ce1" office:value-type="float" office:value="2.6232492903979" calcext:value-type="float">
            <text:p>2.6232492903979</text:p>
          </table:table-cell>
          <table:table-cell table:style-name="ce1" office:value-type="float" office:value="2.14285714285714" calcext:value-type="float">
            <text:p>2.142857142857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rk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.76190476190476" calcext:value-type="float">
            <text:p>4.76190476190476</text:p>
          </table:table-cell>
          <table:table-cell table:style-name="ce1" office:value-type="float" office:value="2.6232492903979" calcext:value-type="float">
            <text:p>2.6232492903979</text:p>
          </table:table-cell>
          <table:table-cell table:style-name="ce1" office:value-type="float" office:value="4.76190476190476" calcext:value-type="float">
            <text:p>4.761904761904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ifferentClassesDifferentTypes2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1.41509433962264" calcext:value-type="float">
            <text:p>-1.41509433962264</text:p>
          </table:table-cell>
          <table:table-cell table:style-name="ce1" office:value-type="float" office:value="2.62736585659273" calcext:value-type="float">
            <text:p>2.62736585659273</text:p>
          </table:table-cell>
          <table:table-cell table:style-name="ce1" office:value-type="float" office:value="-1.41509433962264" calcext:value-type="float">
            <text:p>-1.415094339622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ostfixIncremen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5377358490566" calcext:value-type="float">
            <text:p>3.5377358490566</text:p>
          </table:table-cell>
          <table:table-cell table:style-name="ce1" office:value-type="float" office:value="2.62736585659273" calcext:value-type="float">
            <text:p>2.62736585659273</text:p>
          </table:table-cell>
          <table:table-cell table:style-name="ce1" office:value-type="float" office:value="3.5377358490566" calcext:value-type="float">
            <text:p>3.537735849056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ductionProblem-silicon.sil</text:p>
          </table:table-cell>
          <table:table-cell table:style-name="ce1" office:value-type="string" calcext:value-type="string">
            <text:p>True</text:p>
          </table:table-cell>
          <table:table-cell table:number-columns-repeated="2" table:style-name="ce1" office:value-type="float" office:value="425" calcext:value-type="float">
            <text:p>4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62838893005031" calcext:value-type="float">
            <text:p>2.628388930050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futeSa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5294117647059" calcext:value-type="float">
            <text:p>2.35294117647059</text:p>
          </table:table-cell>
          <table:table-cell table:style-name="ce1" office:value-type="float" office:value="2.62838893005031" calcext:value-type="float">
            <text:p>2.62838893005031</text:p>
          </table:table-cell>
          <table:table-cell table:style-name="ce1" office:value-type="float" office:value="2.35294117647059" calcext:value-type="float">
            <text:p>2.352941176470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nlyNew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.58215962441315" calcext:value-type="float">
            <text:p>2.58215962441315</text:p>
          </table:table-cell>
          <table:table-cell table:style-name="ce1" office:value-type="float" office:value="2.62940959910272" calcext:value-type="float">
            <text:p>2.62940959910272</text:p>
          </table:table-cell>
          <table:table-cell table:style-name="ce1" office:value-type="float" office:value="2.58215962441315" calcext:value-type="float">
            <text:p>2.582159624413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futeUnsa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233644859813084" calcext:value-type="float">
            <text:p>-0.233644859813084</text:p>
          </table:table-cell>
          <table:table-cell table:style-name="ce1" office:value-type="float" office:value="2.63144376901317" calcext:value-type="float">
            <text:p>2.63144376901317</text:p>
          </table:table-cell>
          <table:table-cell table:style-name="ce1" office:value-type="float" office:value="-0.233644859813084" calcext:value-type="float">
            <text:p>-0.2336448598130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W2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.85614849187935" calcext:value-type="float">
            <text:p>-1.85614849187935</text:p>
          </table:table-cell>
          <table:table-cell table:style-name="ce1" office:value-type="float" office:value="2.63447727016073" calcext:value-type="float">
            <text:p>2.63447727016073</text:p>
          </table:table-cell>
          <table:table-cell table:style-name="ce1" office:value-type="float" office:value="-1.85614849187935" calcext:value-type="float">
            <text:p>-1.856148491879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turnNul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23094688221709" calcext:value-type="float">
            <text:p>-0.23094688221709</text:p>
          </table:table-cell>
          <table:table-cell table:style-name="ce1" office:value-type="float" office:value="2.63648789635337" calcext:value-type="float">
            <text:p>2.63648789635337</text:p>
          </table:table-cell>
          <table:table-cell table:style-name="ce1" office:value-type="float" office:value="-0.23094688221709" calcext:value-type="float">
            <text:p>-0.2309468822170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nlyRetur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.06912442396313" calcext:value-type="float">
            <text:p>5.06912442396313</text:p>
          </table:table-cell>
          <table:table-cell table:style-name="ce1" office:value-type="float" office:value="2.63748972951251" calcext:value-type="float">
            <text:p>2.63748972951251</text:p>
          </table:table-cell>
          <table:table-cell table:style-name="ce1" office:value-type="float" office:value="5.06912442396313" calcext:value-type="float">
            <text:p>5.069124423963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parateUti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60550458715596" calcext:value-type="float">
            <text:p>1.60550458715596</text:p>
          </table:table-cell>
          <table:table-cell table:style-name="ce1" office:value-type="float" office:value="2.63948648926859" calcext:value-type="float">
            <text:p>2.63948648926859</text:p>
          </table:table-cell>
          <table:table-cell table:style-name="ce1" office:value-type="float" office:value="1.60550458715596" calcext:value-type="float">
            <text:p>1.605504587155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ifferentClassesDifferentTypes1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.82648401826484" calcext:value-type="float">
            <text:p>-1.82648401826484</text:p>
          </table:table-cell>
          <table:table-cell table:style-name="ce1" office:value-type="float" office:value="2.6414741105041" calcext:value-type="float">
            <text:p>2.6414741105041</text:p>
          </table:table-cell>
          <table:table-cell table:style-name="ce1" office:value-type="float" office:value="-1.82648401826484" calcext:value-type="float">
            <text:p>-1.826484018264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ptionTypeManua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.21917808219178" calcext:value-type="float">
            <text:p>8.21917808219178</text:p>
          </table:table-cell>
          <table:table-cell table:style-name="ce1" office:value-type="float" office:value="2.6414741105041" calcext:value-type="float">
            <text:p>2.6414741105041</text:p>
          </table:table-cell>
          <table:table-cell table:style-name="ce1" office:value-type="float" office:value="8.21917808219178" calcext:value-type="float">
            <text:p>8.219178082191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unctions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.95454545454545" calcext:value-type="float">
            <text:p>2.95454545454545</text:p>
          </table:table-cell>
          <table:table-cell table:style-name="ce1" office:value-type="float" office:value="2.64345267648619" calcext:value-type="float">
            <text:p>2.64345267648619</text:p>
          </table:table-cell>
          <table:table-cell table:style-name="ce1" office:value-type="float" office:value="2.95454545454545" calcext:value-type="float">
            <text:p>2.954545454545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cremen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0.909090909090909" calcext:value-type="float">
            <text:p>-0.909090909090909</text:p>
          </table:table-cell>
          <table:table-cell table:style-name="ce1" office:value-type="float" office:value="2.64345267648619" calcext:value-type="float">
            <text:p>2.64345267648619</text:p>
          </table:table-cell>
          <table:table-cell table:style-name="ce1" office:value-type="float" office:value="-0.909090909090909" calcext:value-type="float">
            <text:p>-0.90909090909090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opInvBoogie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34529147982063" calcext:value-type="float">
            <text:p>1.34529147982063</text:p>
          </table:table-cell>
          <table:table-cell table:style-name="ce1" office:value-type="float" office:value="2.64933485871214" calcext:value-type="float">
            <text:p>2.64933485871214</text:p>
          </table:table-cell>
          <table:table-cell table:style-name="ce1" office:value-type="float" office:value="1.34529147982063" calcext:value-type="float">
            <text:p>1.345291479820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ductionSolutio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.38255033557047" calcext:value-type="float">
            <text:p>7.38255033557047</text:p>
          </table:table-cell>
          <table:table-cell table:style-name="ce1" office:value-type="float" office:value="2.65030752313194" calcext:value-type="float">
            <text:p>2.65030752313194</text:p>
          </table:table-cell>
          <table:table-cell table:style-name="ce1" office:value-type="float" office:value="7.38255033557047" calcext:value-type="float">
            <text:p>7.382550335570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rmission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.11856823266219" calcext:value-type="float">
            <text:p>-1.11856823266219</text:p>
          </table:table-cell>
          <table:table-cell table:style-name="ce1" office:value-type="float" office:value="2.65030752313194" calcext:value-type="float">
            <text:p>2.65030752313194</text:p>
          </table:table-cell>
          <table:table-cell table:style-name="ce1" office:value-type="float" office:value="-1.11856823266219" calcext:value-type="float">
            <text:p>-1.118568232662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st-1-c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23713646532438" calcext:value-type="float">
            <text:p>2.23713646532438</text:p>
          </table:table-cell>
          <table:table-cell table:style-name="ce1" office:value-type="float" office:value="2.65030752313194" calcext:value-type="float">
            <text:p>2.65030752313194</text:p>
          </table:table-cell>
          <table:table-cell table:style-name="ce1" office:value-type="float" office:value="2.23713646532438" calcext:value-type="float">
            <text:p>2.237136465324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stedLoop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-5.34521158129176" calcext:value-type="float">
            <text:p>-5.34521158129176</text:p>
          </table:table-cell>
          <table:table-cell table:style-name="ce1" office:value-type="float" office:value="2.65224634100332" calcext:value-type="float">
            <text:p>2.65224634100332</text:p>
          </table:table-cell>
          <table:table-cell table:style-name="ce1" office:value-type="float" office:value="-5.34521158129176" calcext:value-type="float">
            <text:p>-5.345211581291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vokationInGuard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.66666666666667" calcext:value-type="float">
            <text:p>4.66666666666667</text:p>
          </table:table-cell>
          <table:table-cell table:style-name="ce1" office:value-type="float" office:value="2.65321251377534" calcext:value-type="float">
            <text:p>2.65321251377534</text:p>
          </table:table-cell>
          <table:table-cell table:style-name="ce1" office:value-type="float" office:value="4.66666666666667" calcext:value-type="float">
            <text:p>4.666666666666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llectionTes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.74449339207048" calcext:value-type="float">
            <text:p>3.74449339207048</text:p>
          </table:table-cell>
          <table:table-cell table:style-name="ce1" office:value-type="float" office:value="2.6570558528571" calcext:value-type="float">
            <text:p>2.6570558528571</text:p>
          </table:table-cell>
          <table:table-cell table:style-name="ce1" office:value-type="float" office:value="3.74449339207048" calcext:value-type="float">
            <text:p>3.744493392070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crSilico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.29694323144105" calcext:value-type="float">
            <text:p>8.29694323144105</text:p>
          </table:table-cell>
          <table:table-cell table:style-name="ce1" office:value-type="float" office:value="2.66086547800387" calcext:value-type="float">
            <text:p>2.66086547800387</text:p>
          </table:table-cell>
          <table:table-cell table:style-name="ce1" office:value-type="float" office:value="8.29694323144105" calcext:value-type="float">
            <text:p>8.296943231441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fute5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.76855895196507" calcext:value-type="float">
            <text:p>6.76855895196507</text:p>
          </table:table-cell>
          <table:table-cell table:style-name="ce1" office:value-type="float" office:value="2.66086547800387" calcext:value-type="float">
            <text:p>2.66086547800387</text:p>
          </table:table-cell>
          <table:table-cell table:style-name="ce1" office:value-type="float" office:value="6.76855895196507" calcext:value-type="float">
            <text:p>6.768558951965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ield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0.638297872340425" calcext:value-type="float">
            <text:p>-0.638297872340425</text:p>
          </table:table-cell>
          <table:table-cell table:style-name="ce1" office:value-type="float" office:value="2.67209785793572" calcext:value-type="float">
            <text:p>2.67209785793572</text:p>
          </table:table-cell>
          <table:table-cell table:style-name="ce1" office:value-type="float" office:value="-0.638297872340425" calcext:value-type="float">
            <text:p>-0.6382978723404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fute4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48305084745763" calcext:value-type="float">
            <text:p>1.48305084745763</text:p>
          </table:table-cell>
          <table:table-cell table:style-name="ce1" office:value-type="float" office:value="2.67394199863409" calcext:value-type="float">
            <text:p>2.67394199863409</text:p>
          </table:table-cell>
          <table:table-cell table:style-name="ce1" office:value-type="float" office:value="1.48305084745763" calcext:value-type="float">
            <text:p>1.483050847457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bonacci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36820083682008" calcext:value-type="float">
            <text:p>0.836820083682008</text:p>
          </table:table-cell>
          <table:table-cell table:style-name="ce1" office:value-type="float" office:value="2.67942789661212" calcext:value-type="float">
            <text:p>2.67942789661212</text:p>
          </table:table-cell>
          <table:table-cell table:style-name="ce1" office:value-type="float" office:value="0.836820083682008" calcext:value-type="float">
            <text:p>0.8368200836820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unter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.23700623700624" calcext:value-type="float">
            <text:p>6.23700623700624</text:p>
          </table:table-cell>
          <table:table-cell table:style-name="ce1" office:value-type="float" office:value="2.68214507637383" calcext:value-type="float">
            <text:p>2.68214507637383</text:p>
          </table:table-cell>
          <table:table-cell table:style-name="ce1" office:value-type="float" office:value="6.23700623700624" calcext:value-type="float">
            <text:p>6.237006237006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fute3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623700623700624" calcext:value-type="float">
            <text:p>0.623700623700624</text:p>
          </table:table-cell>
          <table:table-cell table:style-name="ce1" office:value-type="float" office:value="2.68214507637383" calcext:value-type="float">
            <text:p>2.68214507637383</text:p>
          </table:table-cell>
          <table:table-cell table:style-name="ce1" office:value-type="float" office:value="0.623700623700624" calcext:value-type="float">
            <text:p>0.6237006237006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rnaryOperator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20703933747412" calcext:value-type="float">
            <text:p>-0.20703933747412</text:p>
          </table:table-cell>
          <table:table-cell table:style-name="ce1" office:value-type="float" office:value="2.68394713075151" calcext:value-type="float">
            <text:p>2.68394713075151</text:p>
          </table:table-cell>
          <table:table-cell table:style-name="ce1" office:value-type="float" office:value="-0.20703933747412" calcext:value-type="float">
            <text:p>-0.207039337474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f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0703933747412" calcext:value-type="float">
            <text:p>2.0703933747412</text:p>
          </table:table-cell>
          <table:table-cell table:style-name="ce1" office:value-type="float" office:value="2.68394713075151" calcext:value-type="float">
            <text:p>2.68394713075151</text:p>
          </table:table-cell>
          <table:table-cell table:style-name="ce1" office:value-type="float" office:value="2.0703933747412" calcext:value-type="float">
            <text:p>2.07039337474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in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.45901639344262" calcext:value-type="float">
            <text:p>2.45901639344262</text:p>
          </table:table-cell>
          <table:table-cell table:style-name="ce1" office:value-type="float" office:value="2.68841982200271" calcext:value-type="float">
            <text:p>2.68841982200271</text:p>
          </table:table-cell>
          <table:table-cell table:style-name="ce1" office:value-type="float" office:value="2.45901639344262" calcext:value-type="float">
            <text:p>2.459016393442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BothRead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3.27868852459016" calcext:value-type="float">
            <text:p>-3.27868852459016</text:p>
          </table:table-cell>
          <table:table-cell table:style-name="ce1" office:value-type="float" office:value="2.68841982200271" calcext:value-type="float">
            <text:p>2.68841982200271</text:p>
          </table:table-cell>
          <table:table-cell table:style-name="ce1" office:value-type="float" office:value="-3.27868852459016" calcext:value-type="float">
            <text:p>-3.278688524590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oubleNestedFinally.java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22448979591837" calcext:value-type="float">
            <text:p>1.22448979591837</text:p>
          </table:table-cell>
          <table:table-cell table:style-name="ce1" office:value-type="float" office:value="2.69019608002851" calcext:value-type="float">
            <text:p>2.69019608002851</text:p>
          </table:table-cell>
          <table:table-cell table:style-name="ce1" office:value-type="float" office:value="1.22448979591837" calcext:value-type="float">
            <text:p>1.224489795918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pleExample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.42424242424242" calcext:value-type="float">
            <text:p>2.42424242424242</text:p>
          </table:table-cell>
          <table:table-cell table:style-name="ce1" office:value-type="float" office:value="2.69460519893357" calcext:value-type="float">
            <text:p>2.69460519893357</text:p>
          </table:table-cell>
          <table:table-cell table:style-name="ce1" office:value-type="float" office:value="2.42424242424242" calcext:value-type="float">
            <text:p>2.424242424242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oodCustomException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2.00803212851406" calcext:value-type="float">
            <text:p>-2.00803212851406</text:p>
          </table:table-cell>
          <table:table-cell table:style-name="ce1" office:value-type="float" office:value="2.69722934275972" calcext:value-type="float">
            <text:p>2.69722934275972</text:p>
          </table:table-cell>
          <table:table-cell table:style-name="ce1" office:value-type="float" office:value="-2.00803212851406" calcext:value-type="float">
            <text:p>-2.008032128514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NestedInvariant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-6.2124248496994" calcext:value-type="float">
            <text:p>-6.2124248496994</text:p>
          </table:table-cell>
          <table:table-cell table:style-name="ce1" office:value-type="float" office:value="2.69810054562339" calcext:value-type="float">
            <text:p>2.69810054562339</text:p>
          </table:table-cell>
          <table:table-cell table:style-name="ce1" office:value-type="float" office:value="-6.2124248496994" calcext:value-type="float">
            <text:p>-6.2124248496994</text:p>
          </table:table-cell>
          <table:table-cell table:formula="of:=AVERAGE([.H7:.H95])" office:value-type="float" office:value="2.08135065014714" calcext:value-type="float">
            <text:p>2.08135065014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Value1-silicon.sil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-4" calcext:value-type="float">
            <text:p>-4</text:p>
          </table:table-cell>
          <table:table-cell office:value-type="float" office:value="-0.792079207920792" calcext:value-type="float">
            <text:p>-0.792079207920792</text:p>
          </table:table-cell>
          <table:table-cell office:value-type="float" office:value="2.70329137811866" calcext:value-type="float">
            <text:p>2.70329137811866</text:p>
          </table:table-cell>
          <table:table-cell office:value-type="float" office:value="-0.792079207920792" calcext:value-type="float">
            <text:p>-0.792079207920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loadedReturn-silicon.sil</text:p>
          </table:table-cell>
          <table:table-cell office:value-type="string" calcext:value-type="string">
            <text:p>True</text:p>
          </table:table-cell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office:value-type="float" office:value="10" calcext:value-type="float">
            <text:p>10</text:p>
          </table:table-cell>
          <table:table-cell office:value-type="float" office:value="1.96850393700787" calcext:value-type="float">
            <text:p>1.96850393700787</text:p>
          </table:table-cell>
          <table:table-cell office:value-type="float" office:value="2.70586371228392" calcext:value-type="float">
            <text:p>2.70586371228392</text:p>
          </table:table-cell>
          <table:table-cell office:value-type="float" office:value="1.96850393700787" calcext:value-type="float">
            <text:p>1.96850393700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riantBlockTest-silicon.sil</text:p>
          </table:table-cell>
          <table:table-cell office:value-type="string" calcext:value-type="string">
            <text:p>True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  <table:table-cell office:value-type="float" office:value="-10" calcext:value-type="float">
            <text:p>-10</text:p>
          </table:table-cell>
          <table:table-cell office:value-type="float" office:value="-1.953125" calcext:value-type="float">
            <text:p>-1.953125</text:p>
          </table:table-cell>
          <table:table-cell office:value-type="float" office:value="2.70926996097583" calcext:value-type="float">
            <text:p>2.70926996097583</text:p>
          </table:table-cell>
          <table:table-cell office:value-type="float" office:value="-1.953125" calcext:value-type="float">
            <text:p>-1.95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edWhile-silicon.sil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  <table:table-cell office:value-type="float" office:value="1.94174757281553" calcext:value-type="float">
            <text:p>1.94174757281553</text:p>
          </table:table-cell>
          <table:table-cell office:value-type="float" office:value="2.71180722904119" calcext:value-type="float">
            <text:p>2.71180722904119</text:p>
          </table:table-cell>
          <table:table-cell office:value-type="float" office:value="1.94174757281553" calcext:value-type="float">
            <text:p>1.94174757281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Exception-silicon.sil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0.193423597678917" calcext:value-type="float">
            <text:p>-0.193423597678917</text:p>
          </table:table-cell>
          <table:table-cell office:value-type="float" office:value="2.71349054309394" calcext:value-type="float">
            <text:p>2.71349054309394</text:p>
          </table:table-cell>
          <table:table-cell office:value-type="float" office:value="-0.193423597678917" calcext:value-type="float">
            <text:p>-0.193423597678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urnFinally-silicon.sil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office:value-type="float" office:value="-7" calcext:value-type="float">
            <text:p>-7</text:p>
          </table:table-cell>
          <table:table-cell office:value-type="float" office:value="-1.35396518375242" calcext:value-type="float">
            <text:p>-1.35396518375242</text:p>
          </table:table-cell>
          <table:table-cell office:value-type="float" office:value="2.71349054309394" calcext:value-type="float">
            <text:p>2.71349054309394</text:p>
          </table:table-cell>
          <table:table-cell office:value-type="float" office:value="-1.35396518375242" calcext:value-type="float">
            <text:p>-1.35396518375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xample1-silicon.sil</text:p>
          </table:table-cell>
          <table:table-cell office:value-type="string" calcext:value-type="string">
            <text:p>True</text:p>
          </table:table-cell>
          <table:table-cell office:value-type="float" office:value="518" calcext:value-type="float">
            <text:p>518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3.28185328185328" calcext:value-type="float">
            <text:p>3.28185328185328</text:p>
          </table:table-cell>
          <table:table-cell office:value-type="float" office:value="2.71432975974523" calcext:value-type="float">
            <text:p>2.71432975974523</text:p>
          </table:table-cell>
          <table:table-cell office:value-type="float" office:value="3.28185328185328" calcext:value-type="float">
            <text:p>3.28185328185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Length-silicon.sil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office:value-type="float" office:value="9" calcext:value-type="float">
            <text:p>9</text:p>
          </table:table-cell>
          <table:table-cell office:value-type="float" office:value="1.73410404624277" calcext:value-type="float">
            <text:p>1.73410404624277</text:p>
          </table:table-cell>
          <table:table-cell office:value-type="float" office:value="2.71516735784846" calcext:value-type="float">
            <text:p>2.71516735784846</text:p>
          </table:table-cell>
          <table:table-cell office:value-type="float" office:value="1.73410404624277" calcext:value-type="float">
            <text:p>1.73410404624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ers2-silicon.sil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512" calcext:value-type="float">
            <text:p>512</text:p>
          </table:table-cell>
          <table:table-cell office:value-type="float" office:value="-12" calcext:value-type="float">
            <text:p>-12</text:p>
          </table:table-cell>
          <table:table-cell office:value-type="float" office:value="-2.29007633587786" calcext:value-type="float">
            <text:p>-2.29007633587786</text:p>
          </table:table-cell>
          <table:table-cell office:value-type="float" office:value="2.71933128698373" calcext:value-type="float">
            <text:p>2.71933128698373</text:p>
          </table:table-cell>
          <table:table-cell office:value-type="float" office:value="-2.29007633587786" calcext:value-type="float">
            <text:p>-2.29007633587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c-silicon.sil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536" calcext:value-type="float">
            <text:p>536</text:p>
          </table:table-cell>
          <table:table-cell office:value-type="float" office:value="12" calcext:value-type="float">
            <text:p>12</text:p>
          </table:table-cell>
          <table:table-cell office:value-type="float" office:value="2.29007633587786" calcext:value-type="float">
            <text:p>2.29007633587786</text:p>
          </table:table-cell>
          <table:table-cell office:value-type="float" office:value="2.71933128698373" calcext:value-type="float">
            <text:p>2.71933128698373</text:p>
          </table:table-cell>
          <table:table-cell office:value-type="float" office:value="2.29007633587786" calcext:value-type="float">
            <text:p>2.29007633587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Updating-silicon.sil</text:p>
          </table:table-cell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1.90476190476191" calcext:value-type="float">
            <text:p>1.90476190476191</text:p>
          </table:table-cell>
          <table:table-cell office:value-type="float" office:value="2.72015930340596" calcext:value-type="float">
            <text:p>2.72015930340596</text:p>
          </table:table-cell>
          <table:table-cell office:value-type="float" office:value="1.90476190476191" calcext:value-type="float">
            <text:p>1.90476190476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jkstras_algorithm-simpl.rs.vpr</text:p>
          </table:table-cell>
          <table:table-cell office:value-type="string" calcext:value-type="string">
            <text:p>True</text:p>
          </table:table-cell>
          <table:table-cell office:value-type="float" office:value="530" calcext:value-type="float">
            <text:p>530</text:p>
          </table:table-cell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  <table:table-cell office:value-type="float" office:value="1.50943396226415" calcext:value-type="float">
            <text:p>1.50943396226415</text:p>
          </table:table-cell>
          <table:table-cell office:value-type="float" office:value="2.72427586960079" calcext:value-type="float">
            <text:p>2.72427586960079</text:p>
          </table:table-cell>
          <table:table-cell office:value-type="float" office:value="1.50943396226415" calcext:value-type="float">
            <text:p>1.50943396226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RuntimeException-silicon.sil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567" calcext:value-type="float">
            <text:p>567</text:p>
          </table:table-cell>
          <table:table-cell office:value-type="float" office:value="36" calcext:value-type="float">
            <text:p>36</text:p>
          </table:table-cell>
          <table:table-cell office:value-type="float" office:value="6.77966101694915" calcext:value-type="float">
            <text:p>6.77966101694915</text:p>
          </table:table-cell>
          <table:table-cell office:value-type="float" office:value="2.72509452108147" calcext:value-type="float">
            <text:p>2.72509452108147</text:p>
          </table:table-cell>
          <table:table-cell office:value-type="float" office:value="6.77966101694915" calcext:value-type="float">
            <text:p>6.77966101694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BreakFinally-silicon.sil</text:p>
          </table:table-cell>
          <table:table-cell office:value-type="string" calcext:value-type="string">
            <text:p>True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-8" calcext:value-type="float">
            <text:p>-8</text:p>
          </table:table-cell>
          <table:table-cell office:value-type="float" office:value="-1.49812734082397" calcext:value-type="float">
            <text:p>-1.49812734082397</text:p>
          </table:table-cell>
          <table:table-cell office:value-type="float" office:value="2.72754125702856" calcext:value-type="float">
            <text:p>2.72754125702856</text:p>
          </table:table-cell>
          <table:table-cell office:value-type="float" office:value="-1.49812734082397" calcext:value-type="float">
            <text:p>-1.4981273408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edStatements-silicon.sil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float" office:value="0.373831775700935" calcext:value-type="float">
            <text:p>0.373831775700935</text:p>
          </table:table-cell>
          <table:table-cell office:value-type="float" office:value="2.72835378202123" calcext:value-type="float">
            <text:p>2.72835378202123</text:p>
          </table:table-cell>
          <table:table-cell office:value-type="float" office:value="0.373831775700935" calcext:value-type="float">
            <text:p>0.373831775700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hronized-silicon.sil</text:p>
          </table:table-cell>
          <table:table-cell office:value-type="string" calcext:value-type="string">
            <text:p>True</text:p>
          </table:table-cell>
          <table:table-cell office:value-type="float" office:value="538" calcext:value-type="float">
            <text:p>538</text:p>
          </table:table-cell>
          <table:table-cell office:value-type="float" office:value="553" calcext:value-type="float">
            <text:p>553</text:p>
          </table:table-cell>
          <table:table-cell office:value-type="float" office:value="15" calcext:value-type="float">
            <text:p>15</text:p>
          </table:table-cell>
          <table:table-cell office:value-type="float" office:value="2.78810408921933" calcext:value-type="float">
            <text:p>2.78810408921933</text:p>
          </table:table-cell>
          <table:table-cell office:value-type="float" office:value="2.73078227566639" calcext:value-type="float">
            <text:p>2.73078227566639</text:p>
          </table:table-cell>
          <table:table-cell office:value-type="float" office:value="2.78810408921933" calcext:value-type="float">
            <text:p>2.78810408921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eMain-silicon.sil</text:p>
          </table:table-cell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2.73158876518674" calcext:value-type="float">
            <text:p>2.73158876518674</text:p>
          </table:table-cell>
          <table:table-cell office:value-type="float" office:value="1.2987012987013" calcext:value-type="float">
            <text:p>1.2987012987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AbortsAssignment-silicon.sil</text:p>
          </table:table-cell>
          <table:table-cell office:value-type="string" calcext:value-type="string">
            <text:p>True</text:p>
          </table:table-cell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1.2962962962963" calcext:value-type="float">
            <text:p>1.2962962962963</text:p>
          </table:table-cell>
          <table:table-cell office:value-type="float" office:value="2.73239375982297" calcext:value-type="float">
            <text:p>2.73239375982297</text:p>
          </table:table-cell>
          <table:table-cell office:value-type="float" office:value="1.2962962962963" calcext:value-type="float">
            <text:p>1.2962962962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Value2-silicon.sil</text:p>
          </table:table-cell>
          <table:table-cell office:value-type="string" calcext:value-type="string">
            <text:p>True</text:p>
          </table:table-cell>
          <table:table-cell office:value-type="float" office:value="540" calcext:value-type="float">
            <text:p>540</text:p>
          </table:table-cell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float" office:value="3.88888888888889" calcext:value-type="float">
            <text:p>3.88888888888889</text:p>
          </table:table-cell>
          <table:table-cell office:value-type="float" office:value="2.73239375982297" calcext:value-type="float">
            <text:p>2.73239375982297</text:p>
          </table:table-cell>
          <table:table-cell office:value-type="float" office:value="3.88888888888889" calcext:value-type="float">
            <text:p>3.8888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ers1-silicon.sil</text:p>
          </table:table-cell>
          <table:table-cell office:value-type="string" calcext:value-type="string">
            <text:p>True</text:p>
          </table:table-cell>
          <table:table-cell office:value-type="float" office:value="541" calcext:value-type="float">
            <text:p>541</text:p>
          </table:table-cell>
          <table:table-cell office:value-type="float" office:value="521" calcext:value-type="float">
            <text:p>521</text:p>
          </table:table-cell>
          <table:table-cell office:value-type="float" office:value="-20" calcext:value-type="float">
            <text:p>-20</text:p>
          </table:table-cell>
          <table:table-cell office:value-type="float" office:value="-3.69685767097967" calcext:value-type="float">
            <text:p>-3.69685767097967</text:p>
          </table:table-cell>
          <table:table-cell office:value-type="float" office:value="2.73319726510657" calcext:value-type="float">
            <text:p>2.73319726510657</text:p>
          </table:table-cell>
          <table:table-cell office:value-type="float" office:value="-3.69685767097967" calcext:value-type="float">
            <text:p>-3.69685767097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SeqLength-silicon.sil</text:p>
          </table:table-cell>
          <table:table-cell office:value-type="string" calcext:value-type="string">
            <text:p>True</text:p>
          </table:table-cell>
          <table:table-cell office:value-type="float" office:value="544" calcext:value-type="float">
            <text:p>544</text:p>
          </table:table-cell>
          <table:table-cell office:value-type="float" office:value="568" calcext:value-type="float">
            <text:p>568</text:p>
          </table:table-cell>
          <table:table-cell office:value-type="float" office:value="24" calcext:value-type="float">
            <text:p>24</text:p>
          </table:table-cell>
          <table:table-cell office:value-type="float" office:value="4.41176470588235" calcext:value-type="float">
            <text:p>4.41176470588235</text:p>
          </table:table-cell>
          <table:table-cell office:value-type="float" office:value="2.73559889969818" calcext:value-type="float">
            <text:p>2.73559889969818</text:p>
          </table:table-cell>
          <table:table-cell office:value-type="float" office:value="4.41176470588235" calcext:value-type="float">
            <text:p>4.41176470588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i-silicon.sil</text:p>
          </table:table-cell>
          <table:table-cell office:value-type="string" calcext:value-type="string">
            <text:p>True</text:p>
          </table:table-cell>
          <table:table-cell office:value-type="float" office:value="545" calcext:value-type="float">
            <text:p>545</text:p>
          </table:table-cell>
          <table:table-cell office:value-type="float" office:value="589" calcext:value-type="float">
            <text:p>589</text:p>
          </table:table-cell>
          <table:table-cell office:value-type="float" office:value="44" calcext:value-type="float">
            <text:p>44</text:p>
          </table:table-cell>
          <table:table-cell office:value-type="float" office:value="8.07339449541285" calcext:value-type="float">
            <text:p>8.07339449541285</text:p>
          </table:table-cell>
          <table:table-cell office:value-type="float" office:value="2.73639650227664" calcext:value-type="float">
            <text:p>2.73639650227664</text:p>
          </table:table-cell>
          <table:table-cell office:value-type="float" office:value="8.07339449541285" calcext:value-type="float">
            <text:p>8.07339449541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uth_Tabulate-silicon.sil</text:p>
          </table:table-cell>
          <table:table-cell office:value-type="string" calcext:value-type="string">
            <text:p>True</text:p>
          </table:table-cell>
          <table:table-cell office:value-type="float" office:value="549" calcext:value-type="float">
            <text:p>549</text:p>
          </table:table-cell>
          <table:table-cell office:value-type="float" office:value="502" calcext:value-type="float">
            <text:p>502</text:p>
          </table:table-cell>
          <table:table-cell office:value-type="float" office:value="-47" calcext:value-type="float">
            <text:p>-47</text:p>
          </table:table-cell>
          <table:table-cell office:value-type="float" office:value="-8.56102003642987" calcext:value-type="float">
            <text:p>-8.56102003642987</text:p>
          </table:table-cell>
          <table:table-cell office:value-type="float" office:value="2.73957234445009" calcext:value-type="float">
            <text:p>2.73957234445009</text:p>
          </table:table-cell>
          <table:table-cell office:value-type="float" office:value="-8.56102003642987" calcext:value-type="float">
            <text:p>-8.56102003642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Finally-silicon.sil</text:p>
          </table:table-cell>
          <table:table-cell office:value-type="string" calcext:value-type="string">
            <text:p>True</text:p>
          </table:table-cell>
          <table:table-cell office:value-type="float" office:value="553" calcext:value-type="float">
            <text:p>553</text:p>
          </table:table-cell>
          <table:table-cell office:value-type="float" office:value="573" calcext:value-type="float">
            <text:p>573</text:p>
          </table:table-cell>
          <table:table-cell office:value-type="float" office:value="20" calcext:value-type="float">
            <text:p>20</text:p>
          </table:table-cell>
          <table:table-cell office:value-type="float" office:value="3.61663652802893" calcext:value-type="float">
            <text:p>3.61663652802893</text:p>
          </table:table-cell>
          <table:table-cell office:value-type="float" office:value="2.7427251313047" calcext:value-type="float">
            <text:p>2.7427251313047</text:p>
          </table:table-cell>
          <table:table-cell office:value-type="float" office:value="3.61663652802893" calcext:value-type="float">
            <text:p>3.61663652802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-update-simple1.gobra.vp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27251313047" calcext:value-type="float">
            <text:p>2.74272513130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et-silicon.sil</text:p>
          </table:table-cell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float" office:value="569" calcext:value-type="float">
            <text:p>569</text:p>
          </table:table-cell>
          <table:table-cell office:value-type="float" office:value="13" calcext:value-type="float">
            <text:p>13</text:p>
          </table:table-cell>
          <table:table-cell office:value-type="float" office:value="2.33812949640288" calcext:value-type="float">
            <text:p>2.33812949640288</text:p>
          </table:table-cell>
          <table:table-cell office:value-type="float" office:value="2.74507479158206" calcext:value-type="float">
            <text:p>2.74507479158206</text:p>
          </table:table-cell>
          <table:table-cell office:value-type="float" office:value="2.33812949640288" calcext:value-type="float">
            <text:p>2.33812949640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MaxList-silicon.sil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579" calcext:value-type="float">
            <text:p>579</text:p>
          </table:table-cell>
          <table:table-cell office:value-type="float" office:value="22" calcext:value-type="float">
            <text:p>22</text:p>
          </table:table-cell>
          <table:table-cell office:value-type="float" office:value="3.94973070017953" calcext:value-type="float">
            <text:p>3.94973070017953</text:p>
          </table:table-cell>
          <table:table-cell office:value-type="float" office:value="2.74585519517373" calcext:value-type="float">
            <text:p>2.74585519517373</text:p>
          </table:table-cell>
          <table:table-cell office:value-type="float" office:value="3.94973070017953" calcext:value-type="float">
            <text:p>3.94973070017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1-silicon.sil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office:value-type="float" office:value="1.61579892280072" calcext:value-type="float">
            <text:p>1.61579892280072</text:p>
          </table:table-cell>
          <table:table-cell office:value-type="float" office:value="2.74585519517373" calcext:value-type="float">
            <text:p>2.74585519517373</text:p>
          </table:table-cell>
          <table:table-cell office:value-type="float" office:value="1.61579892280072" calcext:value-type="float">
            <text:p>1.61579892280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ickiGries-silicon.sil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558" calcext:value-type="float">
            <text:p>558</text:p>
          </table:table-cell>
          <table:table-cell office:value-type="float" office:value="-4" calcext:value-type="float">
            <text:p>-4</text:p>
          </table:table-cell>
          <table:table-cell office:value-type="float" office:value="-0.711743772241993" calcext:value-type="float">
            <text:p>-0.711743772241993</text:p>
          </table:table-cell>
          <table:table-cell office:value-type="float" office:value="2.74973631556906" calcext:value-type="float">
            <text:p>2.74973631556906</text:p>
          </table:table-cell>
          <table:table-cell office:value-type="float" office:value="-0.711743772241993" calcext:value-type="float">
            <text:p>-0.711743772241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ItemAccess-silicon.sil</text:p>
          </table:table-cell>
          <table:table-cell office:value-type="string" calcext:value-type="string">
            <text:p>True</text:p>
          </table:table-cell>
          <table:table-cell office:value-type="float" office:value="563" calcext:value-type="float">
            <text:p>563</text:p>
          </table:table-cell>
          <table:table-cell office:value-type="float" office:value="603" calcext:value-type="float">
            <text:p>603</text:p>
          </table:table-cell>
          <table:table-cell office:value-type="float" office:value="40" calcext:value-type="float">
            <text:p>40</text:p>
          </table:table-cell>
          <table:table-cell office:value-type="float" office:value="7.10479573712256" calcext:value-type="float">
            <text:p>7.10479573712256</text:p>
          </table:table-cell>
          <table:table-cell office:value-type="float" office:value="2.75050839485135" calcext:value-type="float">
            <text:p>2.75050839485135</text:p>
          </table:table-cell>
          <table:table-cell office:value-type="float" office:value="7.10479573712256" calcext:value-type="float">
            <text:p>7.1047957371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.gobra.vpr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546" calcext:value-type="float">
            <text:p>546</text:p>
          </table:table-cell>
          <table:table-cell office:value-type="float" office:value="-21" calcext:value-type="float">
            <text:p>-21</text:p>
          </table:table-cell>
          <table:table-cell office:value-type="float" office:value="-3.7037037037037" calcext:value-type="float">
            <text:p>-3.7037037037037</text:p>
          </table:table-cell>
          <table:table-cell office:value-type="float" office:value="2.75358305889291" calcext:value-type="float">
            <text:p>2.75358305889291</text:p>
          </table:table-cell>
          <table:table-cell office:value-type="float" office:value="-3.7037037037037" calcext:value-type="float">
            <text:p>-3.703703703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Integer-silicon.sil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office:value-type="float" office:value="0.87260034904014" calcext:value-type="float">
            <text:p>0.87260034904014</text:p>
          </table:table-cell>
          <table:table-cell office:value-type="float" office:value="2.75815462196739" calcext:value-type="float">
            <text:p>2.75815462196739</text:p>
          </table:table-cell>
          <table:table-cell office:value-type="float" office:value="0.87260034904014" calcext:value-type="float">
            <text:p>0.87260034904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sPVL-silicon.sil</text:p>
          </table:table-cell>
          <table:table-cell office:value-type="string" calcext:value-type="string">
            <text:p>True</text:p>
          </table:table-cell>
          <table:table-cell office:value-type="float" office:value="574" calcext:value-type="float">
            <text:p>574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4.52961672473868" calcext:value-type="float">
            <text:p>4.52961672473868</text:p>
          </table:table-cell>
          <table:table-cell office:value-type="float" office:value="2.75891189239797" calcext:value-type="float">
            <text:p>2.75891189239797</text:p>
          </table:table-cell>
          <table:table-cell office:value-type="float" office:value="4.52961672473868" calcext:value-type="float">
            <text:p>4.52961672473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rupt-silicon.sil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  <table:table-cell office:value-type="float" office:value="720" calcext:value-type="float">
            <text:p>720</text:p>
          </table:table-cell>
          <table:table-cell office:value-type="float" office:value="142" calcext:value-type="float">
            <text:p>142</text:p>
          </table:table-cell>
          <table:table-cell office:value-type="float" office:value="24.5674740484429" calcext:value-type="float">
            <text:p>24.5674740484429</text:p>
          </table:table-cell>
          <table:table-cell office:value-type="float" office:value="2.76192783842053" calcext:value-type="float">
            <text:p>2.76192783842053</text:p>
          </table:table-cell>
          <table:table-cell office:value-type="float" office:value="24.5674740484429" calcext:value-type="float">
            <text:p>24.5674740484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NewArray-silicon.sil</text:p>
          </table:table-cell>
          <table:table-cell office:value-type="string" calcext:value-type="string">
            <text:p>True</text:p>
          </table:table-cell>
          <table:table-cell office:value-type="float" office:value="579" calcext:value-type="float">
            <text:p>579</text:p>
          </table:table-cell>
          <table:table-cell office:value-type="float" office:value="614" calcext:value-type="float">
            <text:p>614</text:p>
          </table:table-cell>
          <table:table-cell office:value-type="float" office:value="35" calcext:value-type="float">
            <text:p>35</text:p>
          </table:table-cell>
          <table:table-cell office:value-type="float" office:value="6.04490500863558" calcext:value-type="float">
            <text:p>6.04490500863558</text:p>
          </table:table-cell>
          <table:table-cell office:value-type="float" office:value="2.76267856372744" calcext:value-type="float">
            <text:p>2.76267856372744</text:p>
          </table:table-cell>
          <table:table-cell office:value-type="float" office:value="6.04490500863558" calcext:value-type="float">
            <text:p>6.04490500863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Example-silicon.sil</text:p>
          </table:table-cell>
          <table:table-cell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float" office:value="3.40715502555366" calcext:value-type="float">
            <text:p>3.40715502555366</text:p>
          </table:table-cell>
          <table:table-cell office:value-type="float" office:value="2.76863810124761" calcext:value-type="float">
            <text:p>2.76863810124761</text:p>
          </table:table-cell>
          <table:table-cell office:value-type="float" office:value="3.40715502555366" calcext:value-type="float">
            <text:p>3.40715502555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Slicing-silicon.sil</text:p>
          </table:table-cell>
          <table:table-cell office:value-type="string" calcext:value-type="string">
            <text:p>True</text:p>
          </table:table-cell>
          <table:table-cell office:value-type="float" office:value="588" calcext:value-type="float">
            <text:p>588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0.340136054421769" calcext:value-type="float">
            <text:p>0.340136054421769</text:p>
          </table:table-cell>
          <table:table-cell office:value-type="float" office:value="2.76937732607614" calcext:value-type="float">
            <text:p>2.76937732607614</text:p>
          </table:table-cell>
          <table:table-cell office:value-type="float" office:value="0.340136054421769" calcext:value-type="float">
            <text:p>0.340136054421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AppendASyncDefInline-silicon.sil</text:p>
          </table:table-cell>
          <table:table-cell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604" calcext:value-type="float">
            <text:p>604</text:p>
          </table:table-cell>
          <table:table-cell office:value-type="float" office:value="13" calcext:value-type="float">
            <text:p>13</text:p>
          </table:table-cell>
          <table:table-cell office:value-type="float" office:value="2.19966159052453" calcext:value-type="float">
            <text:p>2.19966159052453</text:p>
          </table:table-cell>
          <table:table-cell office:value-type="float" office:value="2.77158748088126" calcext:value-type="float">
            <text:p>2.77158748088126</text:p>
          </table:table-cell>
          <table:table-cell office:value-type="float" office:value="2.19966159052453" calcext:value-type="float">
            <text:p>2.19966159052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Scale-silicon.sil</text:p>
          </table:table-cell>
          <table:table-cell office:value-type="string" calcext:value-type="string">
            <text:p>True</text:p>
          </table:table-cell>
          <table:table-cell office:value-type="float" office:value="593" calcext:value-type="float">
            <text:p>593</text:p>
          </table:table-cell>
          <table:table-cell office:value-type="float" office:value="579" calcext:value-type="float">
            <text:p>579</text:p>
          </table:table-cell>
          <table:table-cell office:value-type="float" office:value="-14" calcext:value-type="float">
            <text:p>-14</text:p>
          </table:table-cell>
          <table:table-cell office:value-type="float" office:value="-2.36087689713322" calcext:value-type="float">
            <text:p>-2.36087689713322</text:p>
          </table:table-cell>
          <table:table-cell office:value-type="float" office:value="2.77305469336426" calcext:value-type="float">
            <text:p>2.77305469336426</text:p>
          </table:table-cell>
          <table:table-cell office:value-type="float" office:value="-2.36087689713322" calcext:value-type="float">
            <text:p>-2.36087689713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TryCatchFinally-silicon.sil</text:p>
          </table:table-cell>
          <table:table-cell office:value-type="string" calcext:value-type="string">
            <text:p>True</text:p>
          </table:table-cell>
          <table:table-cell office:value-type="float" office:value="596" calcext:value-type="float">
            <text:p>596</text:p>
          </table:table-cell>
          <table:table-cell office:value-type="float" office:value="633" calcext:value-type="float">
            <text:p>633</text:p>
          </table:table-cell>
          <table:table-cell office:value-type="float" office:value="37" calcext:value-type="float">
            <text:p>37</text:p>
          </table:table-cell>
          <table:table-cell office:value-type="float" office:value="6.20805369127517" calcext:value-type="float">
            <text:p>6.20805369127517</text:p>
          </table:table-cell>
          <table:table-cell office:value-type="float" office:value="2.77524625974024" calcext:value-type="float">
            <text:p>2.77524625974024</text:p>
          </table:table-cell>
          <table:table-cell office:value-type="float" office:value="6.20805369127517" calcext:value-type="float">
            <text:p>6.20805369127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AppendASyncDef-silicon.sil</text:p>
          </table:table-cell>
          <table:table-cell office:value-type="string" calcext:value-type="string">
            <text:p>True</text:p>
          </table:table-cell>
          <table:table-cell office:value-type="float" office:value="602" calcext:value-type="float">
            <text:p>602</text:p>
          </table:table-cell>
          <table:table-cell office:value-type="float" office:value="582" calcext:value-type="float">
            <text:p>582</text:p>
          </table:table-cell>
          <table:table-cell office:value-type="float" office:value="-20" calcext:value-type="float">
            <text:p>-20</text:p>
          </table:table-cell>
          <table:table-cell office:value-type="float" office:value="-3.32225913621262" calcext:value-type="float">
            <text:p>-3.32225913621262</text:p>
          </table:table-cell>
          <table:table-cell office:value-type="float" office:value="2.77959649125782" calcext:value-type="float">
            <text:p>2.77959649125782</text:p>
          </table:table-cell>
          <table:table-cell office:value-type="float" office:value="-3.32225913621262" calcext:value-type="float">
            <text:p>-3.32225913621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dDemoSilver-silicon.sil</text:p>
          </table:table-cell>
          <table:table-cell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office:value-type="float" office:value="1.16086235489221" calcext:value-type="float">
            <text:p>1.16086235489221</text:p>
          </table:table-cell>
          <table:table-cell office:value-type="float" office:value="2.78031731214015" calcext:value-type="float">
            <text:p>2.78031731214015</text:p>
          </table:table-cell>
          <table:table-cell office:value-type="float" office:value="1.16086235489221" calcext:value-type="float">
            <text:p>1.16086235489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lyThrows-silicon.sil</text:p>
          </table:table-cell>
          <table:table-cell office:value-type="string" calcext:value-type="string">
            <text:p>True</text:p>
          </table:table-cell>
          <table:table-cell office:value-type="float" office:value="605" calcext:value-type="float">
            <text:p>605</text:p>
          </table:table-cell>
          <table:table-cell office:value-type="float" office:value="627" calcext:value-type="float">
            <text:p>627</text:p>
          </table:table-cell>
          <table:table-cell office:value-type="float" office:value="22" calcext:value-type="float">
            <text:p>22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2.78175537465247" calcext:value-type="float">
            <text:p>2.78175537465247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CollectionConstructors-silicon.sil</text:p>
          </table:table-cell>
          <table:table-cell office:value-type="string" calcext:value-type="string">
            <text:p>True</text:p>
          </table:table-cell>
          <table:table-cell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float" office:value="0.495049504950495" calcext:value-type="float">
            <text:p>0.495049504950495</text:p>
          </table:table-cell>
          <table:table-cell office:value-type="float" office:value="2.78247262416629" calcext:value-type="float">
            <text:p>2.78247262416629</text:p>
          </table:table-cell>
          <table:table-cell office:value-type="float" office:value="0.495049504950495" calcext:value-type="float">
            <text:p>0.495049504950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ics-basic-3-6.rs.vpr</text:p>
          </table:table-cell>
          <table:table-cell office:value-type="string" calcext:value-type="string">
            <text:p>True</text:p>
          </table:table-cell>
          <table:table-cell office:value-type="float" office:value="614" calcext:value-type="float">
            <text:p>614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5.21172638436482" calcext:value-type="float">
            <text:p>5.21172638436482</text:p>
          </table:table-cell>
          <table:table-cell office:value-type="float" office:value="2.78816837114117" calcext:value-type="float">
            <text:p>2.78816837114117</text:p>
          </table:table-cell>
          <table:table-cell office:value-type="float" office:value="5.21172638436482" calcext:value-type="float">
            <text:p>5.21172638436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Increment-silicon.sil</text:p>
          </table:table-cell>
          <table:table-cell office:value-type="string" calcext:value-type="string">
            <text:p>True</text:p>
          </table:table-cell>
          <table:table-cell office:value-type="float" office:value="617" calcext:value-type="float">
            <text:p>617</text:p>
          </table:table-cell>
          <table:table-cell office:value-type="float" office:value="640" calcext:value-type="float">
            <text:p>640</text:p>
          </table:table-cell>
          <table:table-cell office:value-type="float" office:value="23" calcext:value-type="float">
            <text:p>23</text:p>
          </table:table-cell>
          <table:table-cell office:value-type="float" office:value="3.72771474878444" calcext:value-type="float">
            <text:p>3.72771474878444</text:p>
          </table:table-cell>
          <table:table-cell office:value-type="float" office:value="2.79028516403324" calcext:value-type="float">
            <text:p>2.79028516403324</text:p>
          </table:table-cell>
          <table:table-cell office:value-type="float" office:value="3.72771474878444" calcext:value-type="float">
            <text:p>3.72771474878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ItemAccess-silicon.sil</text:p>
          </table:table-cell>
          <table:table-cell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649" calcext:value-type="float">
            <text:p>649</text:p>
          </table:table-cell>
          <table:table-cell office:value-type="float" office:value="30" calcext:value-type="float">
            <text:p>30</text:p>
          </table:table-cell>
          <table:table-cell office:value-type="float" office:value="4.84652665589661" calcext:value-type="float">
            <text:p>4.84652665589661</text:p>
          </table:table-cell>
          <table:table-cell office:value-type="float" office:value="2.79169064902012" calcext:value-type="float">
            <text:p>2.79169064902012</text:p>
          </table:table-cell>
          <table:table-cell office:value-type="float" office:value="4.84652665589661" calcext:value-type="float">
            <text:p>4.84652665589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sMustPropagate-silicon.sil</text:p>
          </table:table-cell>
          <table:table-cell office:value-type="string" calcext:value-type="string">
            <text:p>True</text:p>
          </table:table-cell>
          <table:table-cell office:value-type="float" office:value="623" calcext:value-type="float">
            <text:p>623</text:p>
          </table:table-cell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office:value-type="float" office:value="2.72873194221509" calcext:value-type="float">
            <text:p>2.72873194221509</text:p>
          </table:table-cell>
          <table:table-cell office:value-type="float" office:value="2.79448804665917" calcext:value-type="float">
            <text:p>2.79448804665917</text:p>
          </table:table-cell>
          <table:table-cell office:value-type="float" office:value="2.72873194221509" calcext:value-type="float">
            <text:p>2.72873194221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Various-silicon.sil</text:p>
          </table:table-cell>
          <table:table-cell office:value-type="string" calcext:value-type="string">
            <text:p>True</text:p>
          </table:table-cell>
          <table:table-cell office:value-type="float" office:value="630" calcext:value-type="float">
            <text:p>630</text:p>
          </table:table-cell>
          <table:table-cell office:value-type="float" office:value="627" calcext:value-type="float">
            <text:p>627</text:p>
          </table:table-cell>
          <table:table-cell office:value-type="float" office:value="-3" calcext:value-type="float">
            <text:p>-3</text:p>
          </table:table-cell>
          <table:table-cell office:value-type="float" office:value="-0.476190476190476" calcext:value-type="float">
            <text:p>-0.476190476190476</text:p>
          </table:table-cell>
          <table:table-cell office:value-type="float" office:value="2.79934054945358" calcext:value-type="float">
            <text:p>2.79934054945358</text:p>
          </table:table-cell>
          <table:table-cell office:value-type="float" office:value="-0.476190476190476" calcext:value-type="float">
            <text:p>-0.476190476190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Values-silicon.sil</text:p>
          </table:table-cell>
          <table:table-cell office:value-type="string" calcext:value-type="string">
            <text:p>True</text:p>
          </table:table-cell>
          <table:table-cell office:value-type="float" office:value="636" calcext:value-type="float">
            <text:p>636</text:p>
          </table:table-cell>
          <table:table-cell office:value-type="float" office:value="665" calcext:value-type="float">
            <text:p>665</text:p>
          </table:table-cell>
          <table:table-cell office:value-type="float" office:value="29" calcext:value-type="float">
            <text:p>29</text:p>
          </table:table-cell>
          <table:table-cell office:value-type="float" office:value="4.55974842767296" calcext:value-type="float">
            <text:p>4.55974842767296</text:p>
          </table:table-cell>
          <table:table-cell office:value-type="float" office:value="2.80345711564841" calcext:value-type="float">
            <text:p>2.80345711564841</text:p>
          </table:table-cell>
          <table:table-cell office:value-type="float" office:value="4.55974842767296" calcext:value-type="float">
            <text:p>4.55974842767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terFixed-silicon.sil</text:p>
          </table:table-cell>
          <table:table-cell office:value-type="string" calcext:value-type="string">
            <text:p>True</text:p>
          </table:table-cell>
          <table:table-cell office:value-type="float" office:value="640" calcext:value-type="float">
            <text:p>640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office:value-type="float" office:value="2.80617997398389" calcext:value-type="float">
            <text:p>2.80617997398389</text:p>
          </table:table-cell>
          <table:table-cell office:value-type="float" office:value="1.875" calcext:value-type="float">
            <text:p>1.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ndPrepend-silicon.sil</text:p>
          </table:table-cell>
          <table:table-cell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float" office:value="3.09119010819165" calcext:value-type="float">
            <text:p>3.09119010819165</text:p>
          </table:table-cell>
          <table:table-cell office:value-type="float" office:value="2.8109042806687" calcext:value-type="float">
            <text:p>2.8109042806687</text:p>
          </table:table-cell>
          <table:table-cell office:value-type="float" office:value="3.09119010819165" calcext:value-type="float">
            <text:p>3.09119010819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lyCatch-silicon.sil</text:p>
          </table:table-cell>
          <table:table-cell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658" calcext:value-type="float">
            <text:p>658</text:p>
          </table:table-cell>
          <table:table-cell office:value-type="float" office:value="11" calcext:value-type="float">
            <text:p>11</text:p>
          </table:table-cell>
          <table:table-cell office:value-type="float" office:value="1.70015455950541" calcext:value-type="float">
            <text:p>1.70015455950541</text:p>
          </table:table-cell>
          <table:table-cell office:value-type="float" office:value="2.8109042806687" calcext:value-type="float">
            <text:p>2.8109042806687</text:p>
          </table:table-cell>
          <table:table-cell office:value-type="float" office:value="1.70015455950541" calcext:value-type="float">
            <text:p>1.70015455950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Comprehension-silicon.sil</text:p>
          </table:table-cell>
          <table:table-cell office:value-type="string" calcext:value-type="string">
            <text:p>True</text:p>
          </table:table-cell>
          <table:table-cell office:value-type="float" office:value="650" calcext:value-type="float">
            <text:p>650</text:p>
          </table:table-cell>
          <table:table-cell office:value-type="float" office:value="676" calcext:value-type="float">
            <text:p>67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.81291335664286" calcext:value-type="float">
            <text:p>2.8129133566428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erList-silicon.sil</text:p>
          </table:table-cell>
          <table:table-cell office:value-type="string" calcext:value-type="string">
            <text:p>True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0.304878048780488" calcext:value-type="float">
            <text:p>0.304878048780488</text:p>
          </table:table-cell>
          <table:table-cell office:value-type="float" office:value="2.81690383937566" calcext:value-type="float">
            <text:p>2.81690383937566</text:p>
          </table:table-cell>
          <table:table-cell office:value-type="float" office:value="0.304878048780488" calcext:value-type="float">
            <text:p>0.304878048780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wsAndThrow-silicon.sil</text:p>
          </table:table-cell>
          <table:table-cell office:value-type="string" calcext:value-type="string">
            <text:p>True</text:p>
          </table:table-cell>
          <table:table-cell office:value-type="float" office:value="662" calcext:value-type="float">
            <text:p>662</text:p>
          </table:table-cell>
          <table:table-cell office:value-type="float" office:value="687" calcext:value-type="float">
            <text:p>687</text:p>
          </table:table-cell>
          <table:table-cell office:value-type="float" office:value="25" calcext:value-type="float">
            <text:p>25</text:p>
          </table:table-cell>
          <table:table-cell office:value-type="float" office:value="3.77643504531722" calcext:value-type="float">
            <text:p>3.77643504531722</text:p>
          </table:table-cell>
          <table:table-cell office:value-type="float" office:value="2.8208579894397" calcext:value-type="float">
            <text:p>2.8208579894397</text:p>
          </table:table-cell>
          <table:table-cell office:value-type="float" office:value="3.77643504531722" calcext:value-type="float">
            <text:p>3.77643504531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sresourcesexamplesERC721.vy.vpr</text:p>
          </table:table-cell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float" office:value="706" calcext:value-type="float">
            <text:p>706</text:p>
          </table:table-cell>
          <table:table-cell office:value-type="float" office:value="36" calcext:value-type="float">
            <text:p>36</text:p>
          </table:table-cell>
          <table:table-cell office:value-type="float" office:value="5.37313432835821" calcext:value-type="float">
            <text:p>5.37313432835821</text:p>
          </table:table-cell>
          <table:table-cell office:value-type="float" office:value="2.82607480270083" calcext:value-type="float">
            <text:p>2.82607480270083</text:p>
          </table:table-cell>
          <table:table-cell office:value-type="float" office:value="5.37313432835821" calcext:value-type="float">
            <text:p>5.37313432835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History-silicon.sil</text:p>
          </table:table-cell>
          <table:table-cell office:value-type="string" calcext:value-type="string">
            <text:p>True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5" calcext:value-type="float">
            <text:p>5</text:p>
          </table:table-cell>
          <table:table-cell office:value-type="float" office:value="0.742942050520059" calcext:value-type="float">
            <text:p>0.742942050520059</text:p>
          </table:table-cell>
          <table:table-cell office:value-type="float" office:value="2.82801506422398" calcext:value-type="float">
            <text:p>2.82801506422398</text:p>
          </table:table-cell>
          <table:table-cell office:value-type="float" office:value="0.742942050520059" calcext:value-type="float">
            <text:p>0.742942050520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sAndAbrupt.java-silicon.sil</text:p>
          </table:table-cell>
          <table:table-cell office:value-type="string" calcext:value-type="string">
            <text:p>True</text:p>
          </table:table-cell>
          <table:table-cell office:value-type="float" office:value="686" calcext:value-type="float">
            <text:p>686</text:p>
          </table:table-cell>
          <table:table-cell office:value-type="float" office:value="728" calcext:value-type="float">
            <text:p>728</text:p>
          </table:table-cell>
          <table:table-cell office:value-type="float" office:value="42" calcext:value-type="float">
            <text:p>42</text:p>
          </table:table-cell>
          <table:table-cell office:value-type="float" office:value="6.12244897959184" calcext:value-type="float">
            <text:p>6.12244897959184</text:p>
          </table:table-cell>
          <table:table-cell office:value-type="float" office:value="2.83632411570675" calcext:value-type="float">
            <text:p>2.83632411570675</text:p>
          </table:table-cell>
          <table:table-cell office:value-type="float" office:value="6.12244897959184" calcext:value-type="float">
            <text:p>6.1224489795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yApplication-silicon.sil</text:p>
          </table:table-cell>
          <table:table-cell office:value-type="string" calcext:value-type="string">
            <text:p>True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office:value-type="float" office:value="-44" calcext:value-type="float">
            <text:p>-44</text:p>
          </table:table-cell>
          <table:table-cell office:value-type="float" office:value="-6.34920634920635" calcext:value-type="float">
            <text:p>-6.34920634920635</text:p>
          </table:table-cell>
          <table:table-cell office:value-type="float" office:value="2.84073323461181" calcext:value-type="float">
            <text:p>2.84073323461181</text:p>
          </table:table-cell>
          <table:table-cell office:value-type="float" office:value="-6.34920634920635" calcext:value-type="float">
            <text:p>-6.34920634920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3c-silicon.sil</text:p>
          </table:table-cell>
          <table:table-cell office:value-type="string" calcext:value-type="string">
            <text:p>True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office:value-type="float" office:value="0.287769784172662" calcext:value-type="float">
            <text:p>0.287769784172662</text:p>
          </table:table-cell>
          <table:table-cell office:value-type="float" office:value="2.84198480459011" calcext:value-type="float">
            <text:p>2.84198480459011</text:p>
          </table:table-cell>
          <table:table-cell office:value-type="float" office:value="0.287769784172662" calcext:value-type="float">
            <text:p>0.287769784172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ssSubMatrix-silicon.sil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750" calcext:value-type="float">
            <text:p>750</text:p>
          </table:table-cell>
          <table:table-cell office:value-type="float" office:value="49" calcext:value-type="float">
            <text:p>49</text:p>
          </table:table-cell>
          <table:table-cell office:value-type="float" office:value="6.99001426533524" calcext:value-type="float">
            <text:p>6.99001426533524</text:p>
          </table:table-cell>
          <table:table-cell office:value-type="float" office:value="2.84571801796666" calcext:value-type="float">
            <text:p>2.84571801796666</text:p>
          </table:table-cell>
          <table:table-cell office:value-type="float" office:value="6.99001426533524" calcext:value-type="float">
            <text:p>6.99001426533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Pzero-silicon.sil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-3" calcext:value-type="float">
            <text:p>-3</text:p>
          </table:table-cell>
          <table:table-cell office:value-type="float" office:value="-0.427960057061341" calcext:value-type="float">
            <text:p>-0.427960057061341</text:p>
          </table:table-cell>
          <table:table-cell office:value-type="float" office:value="2.84571801796666" calcext:value-type="float">
            <text:p>2.84571801796666</text:p>
          </table:table-cell>
          <table:table-cell office:value-type="float" office:value="-0.427960057061341" calcext:value-type="float">
            <text:p>-0.427960057061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InFinally-silicon.sil</text:p>
          </table:table-cell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float" office:value="747" calcext:value-type="float">
            <text:p>747</text:p>
          </table:table-cell>
          <table:table-cell office:value-type="float" office:value="28" calcext:value-type="float">
            <text:p>28</text:p>
          </table:table-cell>
          <table:table-cell office:value-type="float" office:value="3.89429763560501" calcext:value-type="float">
            <text:p>3.89429763560501</text:p>
          </table:table-cell>
          <table:table-cell office:value-type="float" office:value="2.85672889038288" calcext:value-type="float">
            <text:p>2.85672889038288</text:p>
          </table:table-cell>
          <table:table-cell office:value-type="float" office:value="3.89429763560501" calcext:value-type="float">
            <text:p>3.89429763560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Overloading-silicon.sil</text:p>
          </table:table-cell>
          <table:table-cell office:value-type="string" calcext:value-type="string">
            <text:p>True</text:p>
          </table:table-cell>
          <table:table-cell office:value-type="float" office:value="722" calcext:value-type="float">
            <text:p>722</text:p>
          </table:table-cell>
          <table:table-cell office:value-type="float" office:value="702" calcext:value-type="float">
            <text:p>702</text:p>
          </table:table-cell>
          <table:table-cell office:value-type="float" office:value="-20" calcext:value-type="float">
            <text:p>-20</text:p>
          </table:table-cell>
          <table:table-cell office:value-type="float" office:value="-2.77008310249307" calcext:value-type="float">
            <text:p>-2.77008310249307</text:p>
          </table:table-cell>
          <table:table-cell office:value-type="float" office:value="2.85853719756964" calcext:value-type="float">
            <text:p>2.85853719756964</text:p>
          </table:table-cell>
          <table:table-cell office:value-type="float" office:value="-2.77008310249307" calcext:value-type="float">
            <text:p>-2.77008310249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-slice-simple1.gobra.vpr</text:p>
          </table:table-cell>
          <table:table-cell office:value-type="string" calcext:value-type="string">
            <text:p>True</text:p>
          </table:table-cell>
          <table:table-cell office:value-type="float" office:value="724" calcext:value-type="float">
            <text:p>724</text:p>
          </table:table-cell>
          <table:table-cell office:value-type="float" office:value="749" calcext:value-type="float">
            <text:p>749</text:p>
          </table:table-cell>
          <table:table-cell office:value-type="float" office:value="25" calcext:value-type="float">
            <text:p>25</text:p>
          </table:table-cell>
          <table:table-cell office:value-type="float" office:value="3.45303867403315" calcext:value-type="float">
            <text:p>3.45303867403315</text:p>
          </table:table-cell>
          <table:table-cell office:value-type="float" office:value="2.85973856619715" calcext:value-type="float">
            <text:p>2.85973856619715</text:p>
          </table:table-cell>
          <table:table-cell office:value-type="float" office:value="3.45303867403315" calcext:value-type="float">
            <text:p>3.45303867403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-silicon.sil</text:p>
          </table:table-cell>
          <table:table-cell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float" office:value="769" calcext:value-type="float">
            <text:p>769</text:p>
          </table:table-cell>
          <table:table-cell office:value-type="float" office:value="44" calcext:value-type="float">
            <text:p>44</text:p>
          </table:table-cell>
          <table:table-cell office:value-type="float" office:value="6.06896551724138" calcext:value-type="float">
            <text:p>6.06896551724138</text:p>
          </table:table-cell>
          <table:table-cell office:value-type="float" office:value="2.86033800657099" calcext:value-type="float">
            <text:p>2.86033800657099</text:p>
          </table:table-cell>
          <table:table-cell office:value-type="float" office:value="6.06896551724138" calcext:value-type="float">
            <text:p>6.06896551724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Kernel-silicon.sil</text:p>
          </table:table-cell>
          <table:table-cell office:value-type="string" calcext:value-type="string">
            <text:p>True</text:p>
          </table:table-cell>
          <table:table-cell office:value-type="float" office:value="752" calcext:value-type="float">
            <text:p>752</text:p>
          </table:table-cell>
          <table:table-cell office:value-type="float" office:value="814" calcext:value-type="float">
            <text:p>814</text:p>
          </table:table-cell>
          <table:table-cell office:value-type="float" office:value="62" calcext:value-type="float">
            <text:p>62</text:p>
          </table:table-cell>
          <table:table-cell office:value-type="float" office:value="8.24468085106383" calcext:value-type="float">
            <text:p>8.24468085106383</text:p>
          </table:table-cell>
          <table:table-cell office:value-type="float" office:value="2.87621784059164" calcext:value-type="float">
            <text:p>2.87621784059164</text:p>
          </table:table-cell>
          <table:table-cell office:value-type="float" office:value="8.24468085106383" calcext:value-type="float">
            <text:p>8.24468085106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sThrowNoThrows-silicon.sil</text:p>
          </table:table-cell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office:value-type="float" office:value="2.52324037184595" calcext:value-type="float">
            <text:p>2.52324037184595</text:p>
          </table:table-cell>
          <table:table-cell office:value-type="float" office:value="2.8767949762007" calcext:value-type="float">
            <text:p>2.8767949762007</text:p>
          </table:table-cell>
          <table:table-cell office:value-type="float" office:value="2.52324037184595" calcext:value-type="float">
            <text:p>2.52324037184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SeqOfInts-silicon.sil</text:p>
          </table:table-cell>
          <table:table-cell office:value-type="string" calcext:value-type="string">
            <text:p>True</text:p>
          </table:table-cell>
          <table:table-cell office:value-type="float" office:value="754" calcext:value-type="float">
            <text:p>754</text:p>
          </table:table-cell>
          <table:table-cell office:value-type="float" office:value="771" calcext:value-type="float">
            <text:p>771</text:p>
          </table:table-cell>
          <table:table-cell office:value-type="float" office:value="17" calcext:value-type="float">
            <text:p>17</text:p>
          </table:table-cell>
          <table:table-cell office:value-type="float" office:value="2.25464190981432" calcext:value-type="float">
            <text:p>2.25464190981432</text:p>
          </table:table-cell>
          <table:table-cell office:value-type="float" office:value="2.87737134586977" calcext:value-type="float">
            <text:p>2.87737134586977</text:p>
          </table:table-cell>
          <table:table-cell office:value-type="float" office:value="2.25464190981432" calcext:value-type="float">
            <text:p>2.25464190981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checkTryCatch-silicon.sil</text:p>
          </table:table-cell>
          <table:table-cell office:value-type="string" calcext:value-type="string">
            <text:p>True</text:p>
          </table:table-cell>
          <table:table-cell office:value-type="float" office:value="758" calcext:value-type="float">
            <text:p>758</text:p>
          </table:table-cell>
          <table:table-cell office:value-type="float" office:value="748" calcext:value-type="float">
            <text:p>748</text:p>
          </table:table-cell>
          <table:table-cell office:value-type="float" office:value="-10" calcext:value-type="float">
            <text:p>-10</text:p>
          </table:table-cell>
          <table:table-cell office:value-type="float" office:value="-1.31926121372032" calcext:value-type="float">
            <text:p>-1.31926121372032</text:p>
          </table:table-cell>
          <table:table-cell office:value-type="float" office:value="2.87966920563205" calcext:value-type="float">
            <text:p>2.87966920563205</text:p>
          </table:table-cell>
          <table:table-cell office:value-type="float" office:value="-1.31926121372032" calcext:value-type="float">
            <text:p>-1.31926121372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riantParallelAtomic-silicon.sil</text:p>
          </table:table-cell>
          <table:table-cell office:value-type="string" calcext:value-type="string">
            <text:p>True</text:p>
          </table:table-cell>
          <table:table-cell office:value-type="float" office:value="759" calcext:value-type="float">
            <text:p>759</text:p>
          </table:table-cell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2.10803689064559" calcext:value-type="float">
            <text:p>2.10803689064559</text:p>
          </table:table-cell>
          <table:table-cell office:value-type="float" office:value="2.88024177589548" calcext:value-type="float">
            <text:p>2.88024177589548</text:p>
          </table:table-cell>
          <table:table-cell office:value-type="float" office:value="2.10803689064559" calcext:value-type="float">
            <text:p>2.10803689064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SubArray-C-silicon.sil</text:p>
          </table:table-cell>
          <table:table-cell office:value-type="string" calcext:value-type="string">
            <text:p>True</text:p>
          </table:table-cell>
          <table:table-cell office:value-type="float" office:value="761" calcext:value-type="float">
            <text:p>761</text:p>
          </table:table-cell>
          <table:table-cell office:value-type="float" office:value="840" calcext:value-type="float">
            <text:p>840</text:p>
          </table:table-cell>
          <table:table-cell office:value-type="float" office:value="79" calcext:value-type="float">
            <text:p>79</text:p>
          </table:table-cell>
          <table:table-cell office:value-type="float" office:value="10.3810775295664" calcext:value-type="float">
            <text:p>10.3810775295664</text:p>
          </table:table-cell>
          <table:table-cell office:value-type="float" office:value="2.88138465677057" calcext:value-type="float">
            <text:p>2.88138465677057</text:p>
          </table:table-cell>
          <table:table-cell office:value-type="float" office:value="10.3810775295664" calcext:value-type="float">
            <text:p>10.3810775295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While-silicon.sil</text:p>
          </table:table-cell>
          <table:table-cell office:value-type="string" calcext:value-type="string">
            <text:p>True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float" office:value="0.649350649350649" calcext:value-type="float">
            <text:p>0.649350649350649</text:p>
          </table:table-cell>
          <table:table-cell office:value-type="float" office:value="2.88649072517248" calcext:value-type="float">
            <text:p>2.88649072517248</text:p>
          </table:table-cell>
          <table:table-cell office:value-type="float" office:value="0.649350649350649" calcext:value-type="float">
            <text:p>0.649350649350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ArrayLoopPVL-silicon.sil</text:p>
          </table:table-cell>
          <table:table-cell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811" calcext:value-type="float">
            <text:p>811</text:p>
          </table:table-cell>
          <table:table-cell office:value-type="float" office:value="38" calcext:value-type="float">
            <text:p>38</text:p>
          </table:table-cell>
          <table:table-cell office:value-type="float" office:value="4.91591203104787" calcext:value-type="float">
            <text:p>4.91591203104787</text:p>
          </table:table-cell>
          <table:table-cell office:value-type="float" office:value="2.88817949391832" calcext:value-type="float">
            <text:p>2.88817949391832</text:p>
          </table:table-cell>
          <table:table-cell office:value-type="float" office:value="4.91591203104787" calcext:value-type="float">
            <text:p>4.91591203104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checkSignalsOk-silicon.sil</text:p>
          </table:table-cell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float" office:value="751" calcext:value-type="float">
            <text:p>751</text:p>
          </table:table-cell>
          <table:table-cell office:value-type="float" office:value="-23" calcext:value-type="float">
            <text:p>-23</text:p>
          </table:table-cell>
          <table:table-cell office:value-type="float" office:value="-2.97157622739018" calcext:value-type="float">
            <text:p>-2.97157622739018</text:p>
          </table:table-cell>
          <table:table-cell office:value-type="float" office:value="2.88874096068289" calcext:value-type="float">
            <text:p>2.88874096068289</text:p>
          </table:table-cell>
          <table:table-cell office:value-type="float" office:value="-2.97157622739018" calcext:value-type="float">
            <text:p>-2.97157622739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3a-silicon.sil</text:p>
          </table:table-cell>
          <table:table-cell office:value-type="string" calcext:value-type="string">
            <text:p>True</text:p>
          </table:table-cell>
          <table:table-cell office:value-type="float" office:value="777" calcext:value-type="float">
            <text:p>777</text:p>
          </table:table-cell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float" office:value="1.15830115830116" calcext:value-type="float">
            <text:p>1.15830115830116</text:p>
          </table:table-cell>
          <table:table-cell office:value-type="float" office:value="2.89042101880091" calcext:value-type="float">
            <text:p>2.89042101880091</text:p>
          </table:table-cell>
          <table:table-cell office:value-type="float" office:value="1.15830115830116" calcext:value-type="float">
            <text:p>1.15830115830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Loop-C-silicon.sil</text:p>
          </table:table-cell>
          <table:table-cell office:value-type="string" calcext:value-type="string">
            <text:p>True</text:p>
          </table:table-cell>
          <table:table-cell office:value-type="float" office:value="781" calcext:value-type="float">
            <text:p>781</text:p>
          </table:table-cell>
          <table:table-cell office:value-type="float" office:value="794" calcext:value-type="float">
            <text:p>794</text:p>
          </table:table-cell>
          <table:table-cell office:value-type="float" office:value="13" calcext:value-type="float">
            <text:p>13</text:p>
          </table:table-cell>
          <table:table-cell office:value-type="float" office:value="1.66453265044814" calcext:value-type="float">
            <text:p>1.66453265044814</text:p>
          </table:table-cell>
          <table:table-cell office:value-type="float" office:value="2.8926510338773" calcext:value-type="float">
            <text:p>2.8926510338773</text:p>
          </table:table-cell>
          <table:table-cell office:value-type="float" office:value="1.66453265044814" calcext:value-type="float">
            <text:p>1.66453265044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Append-silicon.sil</text:p>
          </table:table-cell>
          <table:table-cell office:value-type="string" calcext:value-type="string">
            <text:p>True</text:p>
          </table:table-cell>
          <table:table-cell office:value-type="float" office:value="788" calcext:value-type="float">
            <text:p>788</text:p>
          </table:table-cell>
          <table:table-cell office:value-type="float" office:value="756" calcext:value-type="float">
            <text:p>756</text:p>
          </table:table-cell>
          <table:table-cell office:value-type="float" office:value="-32" calcext:value-type="float">
            <text:p>-32</text:p>
          </table:table-cell>
          <table:table-cell office:value-type="float" office:value="-4.06091370558376" calcext:value-type="float">
            <text:p>-4.06091370558376</text:p>
          </table:table-cell>
          <table:table-cell office:value-type="float" office:value="2.89652621748956" calcext:value-type="float">
            <text:p>2.89652621748956</text:p>
          </table:table-cell>
          <table:table-cell office:value-type="float" office:value="-4.06091370558376" calcext:value-type="float">
            <text:p>-4.06091370558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unt.rs.vpr</text:p>
          </table:table-cell>
          <table:table-cell office:value-type="string" calcext:value-type="string">
            <text:p>True</text:p>
          </table:table-cell>
          <table:table-cell office:value-type="float" office:value="789" calcext:value-type="float">
            <text:p>789</text:p>
          </table:table-cell>
          <table:table-cell office:value-type="float" office:value="853" calcext:value-type="float">
            <text:p>853</text:p>
          </table:table-cell>
          <table:table-cell office:value-type="float" office:value="64" calcext:value-type="float">
            <text:p>64</text:p>
          </table:table-cell>
          <table:table-cell office:value-type="float" office:value="8.11153358681876" calcext:value-type="float">
            <text:p>8.11153358681876</text:p>
          </table:table-cell>
          <table:table-cell office:value-type="float" office:value="2.89707700320942" calcext:value-type="float">
            <text:p>2.89707700320942</text:p>
          </table:table-cell>
          <table:table-cell office:value-type="float" office:value="8.11153358681876" calcext:value-type="float">
            <text:p>8.11153358681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3b-silicon.sil</text:p>
          </table:table-cell>
          <table:table-cell office:value-type="string" calcext:value-type="string">
            <text:p>True</text:p>
          </table:table-cell>
          <table:table-cell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3" calcext:value-type="float">
            <text:p>3</text:p>
          </table:table-cell>
          <table:table-cell office:value-type="float" office:value="0.378310214375788" calcext:value-type="float">
            <text:p>0.378310214375788</text:p>
          </table:table-cell>
          <table:table-cell office:value-type="float" office:value="2.8992731873176" calcext:value-type="float">
            <text:p>2.8992731873176</text:p>
          </table:table-cell>
          <table:table-cell office:value-type="float" office:value="0.378310214375788" calcext:value-type="float">
            <text:p>0.378310214375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AbruptTerminationChallengeSilicon-silicon.sil</text:p>
          </table:table-cell>
          <table:table-cell office:value-type="string" calcext:value-type="string">
            <text:p>True</text:p>
          </table:table-cell>
          <table:table-cell office:value-type="float" office:value="797" calcext:value-type="float">
            <text:p>797</text:p>
          </table:table-cell>
          <table:table-cell office:value-type="float" office:value="826" calcext:value-type="float">
            <text:p>826</text:p>
          </table:table-cell>
          <table:table-cell office:value-type="float" office:value="29" calcext:value-type="float">
            <text:p>29</text:p>
          </table:table-cell>
          <table:table-cell office:value-type="float" office:value="3.63864491844417" calcext:value-type="float">
            <text:p>3.63864491844417</text:p>
          </table:table-cell>
          <table:table-cell office:value-type="float" office:value="2.90145832139611" calcext:value-type="float">
            <text:p>2.90145832139611</text:p>
          </table:table-cell>
          <table:table-cell office:value-type="float" office:value="3.63864491844417" calcext:value-type="float">
            <text:p>3.63864491844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LockingProtocol-silicon.sil</text:p>
          </table:table-cell>
          <table:table-cell office:value-type="string" calcext:value-type="string">
            <text:p>True</text:p>
          </table:table-cell>
          <table:table-cell office:value-type="float" office:value="807" calcext:value-type="float">
            <text:p>807</text:p>
          </table:table-cell>
          <table:table-cell office:value-type="float" office:value="836" calcext:value-type="float">
            <text:p>836</text:p>
          </table:table-cell>
          <table:table-cell office:value-type="float" office:value="29" calcext:value-type="float">
            <text:p>29</text:p>
          </table:table-cell>
          <table:table-cell office:value-type="float" office:value="3.59355638166047" calcext:value-type="float">
            <text:p>3.59355638166047</text:p>
          </table:table-cell>
          <table:table-cell office:value-type="float" office:value="2.90687353472207" calcext:value-type="float">
            <text:p>2.90687353472207</text:p>
          </table:table-cell>
          <table:table-cell office:value-type="float" office:value="3.59355638166047" calcext:value-type="float">
            <text:p>3.59355638166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array-c-err-silicon.sil</text:p>
          </table:table-cell>
          <table:table-cell office:value-type="string" calcext:value-type="string">
            <text:p>True</text:p>
          </table:table-cell>
          <table:table-cell office:value-type="float" office:value="819" calcext:value-type="float">
            <text:p>819</text:p>
          </table:table-cell>
          <table:table-cell office:value-type="float" office:value="845" calcext:value-type="float">
            <text:p>845</text:p>
          </table:table-cell>
          <table:table-cell office:value-type="float" office:value="26" calcext:value-type="float">
            <text:p>26</text:p>
          </table:table-cell>
          <table:table-cell office:value-type="float" office:value="3.17460317460317" calcext:value-type="float">
            <text:p>3.17460317460317</text:p>
          </table:table-cell>
          <table:table-cell office:value-type="float" office:value="2.91328390176042" calcext:value-type="float">
            <text:p>2.91328390176042</text:p>
          </table:table-cell>
          <table:table-cell office:value-type="float" office:value="3.17460317460317" calcext:value-type="float">
            <text:p>3.17460317460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Notify-silicon.sil</text:p>
          </table:table-cell>
          <table:table-cell office:value-type="string" calcext:value-type="string">
            <text:p>True</text:p>
          </table:table-cell>
          <table:table-cell office:value-type="float" office:value="827" calcext:value-type="float">
            <text:p>827</text:p>
          </table:table-cell>
          <table:table-cell office:value-type="float" office:value="849" calcext:value-type="float">
            <text:p>849</text:p>
          </table:table-cell>
          <table:table-cell office:value-type="float" office:value="22" calcext:value-type="float">
            <text:p>22</text:p>
          </table:table-cell>
          <table:table-cell office:value-type="float" office:value="2.6602176541717" calcext:value-type="float">
            <text:p>2.6602176541717</text:p>
          </table:table-cell>
          <table:table-cell office:value-type="float" office:value="2.91750550955255" calcext:value-type="float">
            <text:p>2.91750550955255</text:p>
          </table:table-cell>
          <table:table-cell office:value-type="float" office:value="2.6602176541717" calcext:value-type="float">
            <text:p>2.6602176541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ArrayIC-silicon.sil</text:p>
          </table:table-cell>
          <table:table-cell office:value-type="string" calcext:value-type="string">
            <text:p>True</text:p>
          </table:table-cell>
          <table:table-cell office:value-type="float" office:value="827" calcext:value-type="float">
            <text:p>827</text:p>
          </table:table-cell>
          <table:table-cell office:value-type="float" office:value="855" calcext:value-type="float">
            <text:p>855</text:p>
          </table:table-cell>
          <table:table-cell office:value-type="float" office:value="28" calcext:value-type="float">
            <text:p>28</text:p>
          </table:table-cell>
          <table:table-cell office:value-type="float" office:value="3.3857315598549" calcext:value-type="float">
            <text:p>3.3857315598549</text:p>
          </table:table-cell>
          <table:table-cell office:value-type="float" office:value="2.91750550955255" calcext:value-type="float">
            <text:p>2.91750550955255</text:p>
          </table:table-cell>
          <table:table-cell office:value-type="float" office:value="3.3857315598549" calcext:value-type="float">
            <text:p>3.3857315598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Future-silicon.sil</text:p>
          </table:table-cell>
          <table:table-cell office:value-type="string" calcext:value-type="string">
            <text:p>True</text:p>
          </table:table-cell>
          <table:table-cell office:value-type="float" office:value="833" calcext:value-type="float">
            <text:p>833</text:p>
          </table:table-cell>
          <table:table-cell office:value-type="float" office:value="831" calcext:value-type="float">
            <text:p>831</text:p>
          </table:table-cell>
          <table:table-cell office:value-type="float" office:value="-2" calcext:value-type="float">
            <text:p>-2</text:p>
          </table:table-cell>
          <table:table-cell office:value-type="float" office:value="-0.240096038415366" calcext:value-type="float">
            <text:p>-0.240096038415366</text:p>
          </table:table-cell>
          <table:table-cell office:value-type="float" office:value="2.92064500140679" calcext:value-type="float">
            <text:p>2.92064500140679</text:p>
          </table:table-cell>
          <table:table-cell office:value-type="float" office:value="-0.240096038415366" calcext:value-type="float">
            <text:p>-0.240096038415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yLoop-silicon.sil</text:p>
          </table:table-cell>
          <table:table-cell office:value-type="string" calcext:value-type="string">
            <text:p>True</text:p>
          </table:table-cell>
          <table:table-cell office:value-type="float" office:value="834" calcext:value-type="float">
            <text:p>834</text:p>
          </table:table-cell>
          <table:table-cell office:value-type="float" office:value="851" calcext:value-type="float">
            <text:p>851</text:p>
          </table:table-cell>
          <table:table-cell office:value-type="float" office:value="17" calcext:value-type="float">
            <text:p>17</text:p>
          </table:table-cell>
          <table:table-cell office:value-type="float" office:value="2.03836930455636" calcext:value-type="float">
            <text:p>2.03836930455636</text:p>
          </table:table-cell>
          <table:table-cell office:value-type="float" office:value="2.92116605063774" calcext:value-type="float">
            <text:p>2.92116605063774</text:p>
          </table:table-cell>
          <table:table-cell office:value-type="float" office:value="2.03836930455636" calcext:value-type="float">
            <text:p>2.03836930455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FuturePerms-silicon.sil</text:p>
          </table:table-cell>
          <table:table-cell office:value-type="string" calcext:value-type="string">
            <text:p>True</text:p>
          </table:table-cell>
          <table:table-cell office:value-type="float" office:value="848" calcext:value-type="float">
            <text:p>848</text:p>
          </table:table-cell>
          <table:table-cell office:value-type="float" office:value="859" calcext:value-type="float">
            <text:p>859</text:p>
          </table:table-cell>
          <table:table-cell office:value-type="float" office:value="11" calcext:value-type="float">
            <text:p>11</text:p>
          </table:table-cell>
          <table:table-cell office:value-type="float" office:value="1.29716981132075" calcext:value-type="float">
            <text:p>1.29716981132075</text:p>
          </table:table-cell>
          <table:table-cell office:value-type="float" office:value="2.92839585225671" calcext:value-type="float">
            <text:p>2.92839585225671</text:p>
          </table:table-cell>
          <table:table-cell office:value-type="float" office:value="1.29716981132075" calcext:value-type="float">
            <text:p>1.2971698113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ierWithAtomic-silicon.sil</text:p>
          </table:table-cell>
          <table:table-cell office:value-type="string" calcext:value-type="string">
            <text:p>True</text:p>
          </table:table-cell>
          <table:table-cell office:value-type="float" office:value="860" calcext:value-type="float">
            <text:p>860</text:p>
          </table:table-cell>
          <table:table-cell office:value-type="float" office:value="884" calcext:value-type="float">
            <text:p>884</text:p>
          </table:table-cell>
          <table:table-cell office:value-type="float" office:value="24" calcext:value-type="float">
            <text:p>24</text:p>
          </table:table-cell>
          <table:table-cell office:value-type="float" office:value="2.7906976744186" calcext:value-type="float">
            <text:p>2.7906976744186</text:p>
          </table:table-cell>
          <table:table-cell office:value-type="float" office:value="2.93449845124357" calcext:value-type="float">
            <text:p>2.93449845124357</text:p>
          </table:table-cell>
          <table:table-cell office:value-type="float" office:value="2.7906976744186" calcext:value-type="float">
            <text:p>2.7906976744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urrentCounting-silicon.sil</text:p>
          </table:table-cell>
          <table:table-cell office:value-type="string" calcext:value-type="string">
            <text:p>True</text:p>
          </table:table-cell>
          <table:table-cell office:value-type="float" office:value="873" calcext:value-type="float">
            <text:p>873</text:p>
          </table:table-cell>
          <table:table-cell office:value-type="float" office:value="835" calcext:value-type="float">
            <text:p>835</text:p>
          </table:table-cell>
          <table:table-cell office:value-type="float" office:value="-38" calcext:value-type="float">
            <text:p>-38</text:p>
          </table:table-cell>
          <table:table-cell office:value-type="float" office:value="-4.35280641466208" calcext:value-type="float">
            <text:p>-4.35280641466208</text:p>
          </table:table-cell>
          <table:table-cell office:value-type="float" office:value="2.94101424370557" calcext:value-type="float">
            <text:p>2.94101424370557</text:p>
          </table:table-cell>
          <table:table-cell office:value-type="float" office:value="-4.35280641466208" calcext:value-type="float">
            <text:p>-4.35280641466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RecursiveSilver-silicon.sil</text:p>
          </table:table-cell>
          <table:table-cell office:value-type="string" calcext:value-type="string">
            <text:p>True</text:p>
          </table:table-cell>
          <table:table-cell office:value-type="float" office:value="889" calcext:value-type="float">
            <text:p>889</text:p>
          </table:table-cell>
          <table:table-cell office:value-type="float" office:value="929" calcext:value-type="float">
            <text:p>929</text:p>
          </table:table-cell>
          <table:table-cell office:value-type="float" office:value="40" calcext:value-type="float">
            <text:p>40</text:p>
          </table:table-cell>
          <table:table-cell office:value-type="float" office:value="4.49943757030371" calcext:value-type="float">
            <text:p>4.49943757030371</text:p>
          </table:table-cell>
          <table:table-cell office:value-type="float" office:value="2.94890176097021" calcext:value-type="float">
            <text:p>2.94890176097021</text:p>
          </table:table-cell>
          <table:table-cell office:value-type="float" office:value="4.49943757030371" calcext:value-type="float">
            <text:p>4.49943757030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4-silicon.sil</text:p>
          </table:table-cell>
          <table:table-cell office:value-type="string" calcext:value-type="string">
            <text:p>True</text:p>
          </table:table-cell>
          <table:table-cell office:value-type="float" office:value="893" calcext:value-type="float">
            <text:p>893</text:p>
          </table:table-cell>
          <table:table-cell office:value-type="float" office:value="978" calcext:value-type="float">
            <text:p>978</text:p>
          </table:table-cell>
          <table:table-cell office:value-type="float" office:value="85" calcext:value-type="float">
            <text:p>85</text:p>
          </table:table-cell>
          <table:table-cell office:value-type="float" office:value="9.51847704367301" calcext:value-type="float">
            <text:p>9.51847704367301</text:p>
          </table:table-cell>
          <table:table-cell office:value-type="float" office:value="2.95085145888855" calcext:value-type="float">
            <text:p>2.95085145888855</text:p>
          </table:table-cell>
          <table:table-cell office:value-type="float" office:value="9.51847704367301" calcext:value-type="float">
            <text:p>9.51847704367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.rs.vpr</text:p>
          </table:table-cell>
          <table:table-cell office:value-type="string" calcext:value-type="string">
            <text:p>True</text:p>
          </table:table-cell>
          <table:table-cell office:value-type="float" office:value="898" calcext:value-type="float">
            <text:p>898</text:p>
          </table:table-cell>
          <table:table-cell office:value-type="float" office:value="965" calcext:value-type="float">
            <text:p>965</text:p>
          </table:table-cell>
          <table:table-cell office:value-type="float" office:value="67" calcext:value-type="float">
            <text:p>67</text:p>
          </table:table-cell>
          <table:table-cell office:value-type="float" office:value="7.46102449888642" calcext:value-type="float">
            <text:p>7.46102449888642</text:p>
          </table:table-cell>
          <table:table-cell office:value-type="float" office:value="2.9532763366673" calcext:value-type="float">
            <text:p>2.9532763366673</text:p>
          </table:table-cell>
          <table:table-cell office:value-type="float" office:value="7.46102449888642" calcext:value-type="float">
            <text:p>7.46102449888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qualCounting-silicon.sil</text:p>
          </table:table-cell>
          <table:table-cell office:value-type="string" calcext:value-type="string">
            <text:p>True</text:p>
          </table:table-cell>
          <table:table-cell office:value-type="float" office:value="907" calcext:value-type="float">
            <text:p>907</text:p>
          </table:table-cell>
          <table:table-cell office:value-type="float" office:value="938" calcext:value-type="float">
            <text:p>938</text:p>
          </table:table-cell>
          <table:table-cell office:value-type="float" office:value="31" calcext:value-type="float">
            <text:p>31</text:p>
          </table:table-cell>
          <table:table-cell office:value-type="float" office:value="3.41786108048512" calcext:value-type="float">
            <text:p>3.41786108048512</text:p>
          </table:table-cell>
          <table:table-cell office:value-type="float" office:value="2.95760728706009" calcext:value-type="float">
            <text:p>2.95760728706009</text:p>
          </table:table-cell>
          <table:table-cell office:value-type="float" office:value="3.41786108048512" calcext:value-type="float">
            <text:p>3.4178610804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sInPVL-silicon.sil</text:p>
          </table:table-cell>
          <table:table-cell office:value-type="string" calcext:value-type="string">
            <text:p>True</text:p>
          </table:table-cell>
          <table:table-cell office:value-type="float" office:value="925" calcext:value-type="float">
            <text:p>925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0.540540540540541" calcext:value-type="float">
            <text:p>0.540540540540541</text:p>
          </table:table-cell>
          <table:table-cell office:value-type="float" office:value="2.96614173273903" calcext:value-type="float">
            <text:p>2.96614173273903</text:p>
          </table:table-cell>
          <table:table-cell office:value-type="float" office:value="0.540540540540541" calcext:value-type="float">
            <text:p>0.540540540540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GetList-silicon.sil</text:p>
          </table:table-cell>
          <table:table-cell office:value-type="string" calcext:value-type="string">
            <text:p>True</text:p>
          </table:table-cell>
          <table:table-cell office:value-type="float" office:value="932" calcext:value-type="float">
            <text:p>932</text:p>
          </table:table-cell>
          <table:table-cell office:value-type="float" office:value="995" calcext:value-type="float">
            <text:p>995</text:p>
          </table:table-cell>
          <table:table-cell office:value-type="float" office:value="63" calcext:value-type="float">
            <text:p>63</text:p>
          </table:table-cell>
          <table:table-cell office:value-type="float" office:value="6.75965665236052" calcext:value-type="float">
            <text:p>6.75965665236052</text:p>
          </table:table-cell>
          <table:table-cell office:value-type="float" office:value="2.96941591235398" calcext:value-type="float">
            <text:p>2.96941591235398</text:p>
          </table:table-cell>
          <table:table-cell office:value-type="float" office:value="6.75965665236052" calcext:value-type="float">
            <text:p>6.75965665236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ort-silicon.sil</text:p>
          </table:table-cell>
          <table:table-cell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float" office:value="0.420609884332282" calcext:value-type="float">
            <text:p>0.420609884332282</text:p>
          </table:table-cell>
          <table:table-cell office:value-type="float" office:value="2.97818051693741" calcext:value-type="float">
            <text:p>2.97818051693741</text:p>
          </table:table-cell>
          <table:table-cell office:value-type="float" office:value="0.420609884332282" calcext:value-type="float">
            <text:p>0.420609884332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Recursive-silicon.sil</text:p>
          </table:table-cell>
          <table:table-cell office:value-type="string" calcext:value-type="string">
            <text:p>True</text:p>
          </table:table-cell>
          <table:table-cell office:value-type="float" office:value="956" calcext:value-type="float">
            <text:p>956</text:p>
          </table:table-cell>
          <table:table-cell office:value-type="float" office:value="970" calcext:value-type="float">
            <text:p>970</text:p>
          </table:table-cell>
          <table:table-cell office:value-type="float" office:value="14" calcext:value-type="float">
            <text:p>14</text:p>
          </table:table-cell>
          <table:table-cell office:value-type="float" office:value="1.46443514644351" calcext:value-type="float">
            <text:p>1.46443514644351</text:p>
          </table:table-cell>
          <table:table-cell office:value-type="float" office:value="2.9804578922761" calcext:value-type="float">
            <text:p>2.9804578922761</text:p>
          </table:table-cell>
          <table:table-cell office:value-type="float" office:value="1.46443514644351" calcext:value-type="float">
            <text:p>1.46443514644351</text:p>
          </table:table-cell>
          <table:table-cell table:formula="of:=AVERAGE([.H96:.H194])" office:value-type="float" office:value="2.32351625665343" calcext:value-type="float">
            <text:p>2.3235162566534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mo2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03" calcext:value-type="float">
            <text:p>100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-2.8913260219342" calcext:value-type="float">
            <text:p>-2.8913260219342</text:p>
          </table:table-cell>
          <table:table-cell table:style-name="ce3" office:value-type="float" office:value="3.00130093302042" calcext:value-type="float">
            <text:p>3.00130093302042</text:p>
          </table:table-cell>
          <table:table-cell table:style-name="ce3" office:value-type="float" office:value="-2.8913260219342" calcext:value-type="float">
            <text:p>-2.891326021934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ultiDimArray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89318600368324" calcext:value-type="float">
            <text:p>5.89318600368324</text:p>
          </table:table-cell>
          <table:table-cell table:style-name="ce3" office:value-type="float" office:value="3.03582982525283" calcext:value-type="float">
            <text:p>3.03582982525283</text:p>
          </table:table-cell>
          <table:table-cell table:style-name="ce3" office:value-type="float" office:value="5.89318600368324" calcext:value-type="float">
            <text:p>5.8931860036832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rrayValues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141" calcext:value-type="float">
            <text:p>1141</text:p>
          </table:table-cell>
          <table:table-cell table:style-name="ce3" office:value-type="float" office:value="1178" calcext:value-type="float">
            <text:p>117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.24276950043821" calcext:value-type="float">
            <text:p>3.24276950043821</text:p>
          </table:table-cell>
          <table:table-cell table:style-name="ce3" office:value-type="float" office:value="3.05728564441821" calcext:value-type="float">
            <text:p>3.05728564441821</text:p>
          </table:table-cell>
          <table:table-cell table:style-name="ce3" office:value-type="float" office:value="3.24276950043821" calcext:value-type="float">
            <text:p>3.2427695004382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penMPcopy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.08514335360556" calcext:value-type="float">
            <text:p>2.08514335360556</text:p>
          </table:table-cell>
          <table:table-cell table:style-name="ce3" office:value-type="float" office:value="3.06107532362979" calcext:value-type="float">
            <text:p>3.06107532362979</text:p>
          </table:table-cell>
          <table:table-cell table:style-name="ce3" office:value-type="float" office:value="2.08514335360556" calcext:value-type="float">
            <text:p>2.0851433536055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aps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1159" calcext:value-type="float">
            <text:p>1159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0.258175559380379" calcext:value-type="float">
            <text:p>-0.258175559380379</text:p>
          </table:table-cell>
          <table:table-cell table:style-name="ce3" office:value-type="float" office:value="3.06520612805431" calcext:value-type="float">
            <text:p>3.06520612805431</text:p>
          </table:table-cell>
          <table:table-cell table:style-name="ce3" office:value-type="float" office:value="-0.258175559380379" calcext:value-type="float">
            <text:p>-0.25817555938037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neralisedConcurrentCounting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187" calcext:value-type="float">
            <text:p>1187</text:p>
          </table:table-cell>
          <table:table-cell table:style-name="ce3" office:value-type="float" office:value="1182" calcext:value-type="float">
            <text:p>1182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0.4212299915754" calcext:value-type="float">
            <text:p>-0.4212299915754</text:p>
          </table:table-cell>
          <table:table-cell table:style-name="ce3" office:value-type="float" office:value="3.07445071895459" calcext:value-type="float">
            <text:p>3.07445071895459</text:p>
          </table:table-cell>
          <table:table-cell table:style-name="ce3" office:value-type="float" office:value="-0.4212299915754" calcext:value-type="float">
            <text:p>-0.421229991575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EtherKing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216" calcext:value-type="float">
            <text:p>1216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66118421052632" calcext:value-type="float">
            <text:p>6.66118421052632</text:p>
          </table:table-cell>
          <table:table-cell table:style-name="ce3" office:value-type="float" office:value="3.08493357493672" calcext:value-type="float">
            <text:p>3.08493357493672</text:p>
          </table:table-cell>
          <table:table-cell table:style-name="ce3" office:value-type="float" office:value="6.66118421052632" calcext:value-type="float">
            <text:p>6.6611842105263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rray_literal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-1.14591291061879" calcext:value-type="float">
            <text:p>-1.14591291061879</text:p>
          </table:table-cell>
          <table:table-cell table:style-name="ce3" office:value-type="float" office:value="3.11693964655076" calcext:value-type="float">
            <text:p>3.11693964655076</text:p>
          </table:table-cell>
          <table:table-cell table:style-name="ce3" office:value-type="float" office:value="-1.14591291061879" calcext:value-type="float">
            <text:p>-1.1459129106187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ernel-example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1354" calcext:value-type="float">
            <text:p>13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.96577946768061" calcext:value-type="float">
            <text:p>2.96577946768061</text:p>
          </table:table-cell>
          <table:table-cell table:style-name="ce3" office:value-type="float" office:value="3.11892575282578" calcext:value-type="float">
            <text:p>3.11892575282578</text:p>
          </table:table-cell>
          <table:table-cell table:style-name="ce3" office:value-type="float" office:value="2.96577946768061" calcext:value-type="float">
            <text:p>2.9657794676806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eroSubMatrix-C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353" calcext:value-type="float">
            <text:p>1353</text:p>
          </table:table-cell>
          <table:table-cell table:style-name="ce3" office:value-type="float" office:value="1416" calcext:value-type="float">
            <text:p>141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65631929046563" calcext:value-type="float">
            <text:p>4.65631929046563</text:p>
          </table:table-cell>
          <table:table-cell table:style-name="ce3" office:value-type="float" office:value="3.13129779659762" calcext:value-type="float">
            <text:p>3.13129779659762</text:p>
          </table:table-cell>
          <table:table-cell table:style-name="ce3" office:value-type="float" office:value="4.65631929046563" calcext:value-type="float">
            <text:p>4.6563192904656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ummationKernel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1386" calcext:value-type="float">
            <text:p>138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.16788321167883" calcext:value-type="float">
            <text:p>1.16788321167883</text:p>
          </table:table-cell>
          <table:table-cell table:style-name="ce3" office:value-type="float" office:value="3.13672056715641" calcext:value-type="float">
            <text:p>3.13672056715641</text:p>
          </table:table-cell>
          <table:table-cell table:style-name="ce3" office:value-type="float" office:value="1.16788321167883" calcext:value-type="float">
            <text:p>1.1678832116788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raphReachability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406" calcext:value-type="float">
            <text:p>1406</text:p>
          </table:table-cell>
          <table:table-cell table:style-name="ce3" office:value-type="float" office:value="1404" calcext:value-type="float">
            <text:p>140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0.142247510668563" calcext:value-type="float">
            <text:p>-0.142247510668563</text:p>
          </table:table-cell>
          <table:table-cell table:style-name="ce3" office:value-type="float" office:value="3.1479853206838" calcext:value-type="float">
            <text:p>3.1479853206838</text:p>
          </table:table-cell>
          <table:table-cell table:style-name="ce3" office:value-type="float" office:value="-0.142247510668563" calcext:value-type="float">
            <text:p>-0.14224751066856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atCheck_Check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408" calcext:value-type="float">
            <text:p>1408</text:p>
          </table:table-cell>
          <table:table-cell table:style-name="ce3" office:value-type="float" office:value="1433" calcext:value-type="float">
            <text:p>14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.77556818181818" calcext:value-type="float">
            <text:p>1.77556818181818</text:p>
          </table:table-cell>
          <table:table-cell table:style-name="ce3" office:value-type="float" office:value="3.14860265480609" calcext:value-type="float">
            <text:p>3.14860265480609</text:p>
          </table:table-cell>
          <table:table-cell table:style-name="ce3" office:value-type="float" office:value="1.77556818181818" calcext:value-type="float">
            <text:p>1.7755681818181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ransposeCopy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.27478753541076" calcext:value-type="float">
            <text:p>1.27478753541076</text:p>
          </table:table-cell>
          <table:table-cell table:style-name="ce3" office:value-type="float" office:value="3.14983469671578" calcext:value-type="float">
            <text:p>3.14983469671578</text:p>
          </table:table-cell>
          <table:table-cell table:style-name="ce3" office:value-type="float" office:value="1.27478753541076" calcext:value-type="float">
            <text:p>1.2747875354107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bytes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637" calcext:value-type="float">
            <text:p>163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2.4313186813187" calcext:value-type="float">
            <text:p>12.4313186813187</text:p>
          </table:table-cell>
          <table:table-cell table:style-name="ce3" office:value-type="float" office:value="3.16316137497702" calcext:value-type="float">
            <text:p>3.16316137497702</text:p>
          </table:table-cell>
          <table:table-cell table:style-name="ce3" office:value-type="float" office:value="12.4313186813187" calcext:value-type="float">
            <text:p>12.431318681318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oSendAfterRead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571" calcext:value-type="float">
            <text:p>1571</text:p>
          </table:table-cell>
          <table:table-cell table:style-name="ce3" office:value-type="float" office:value="1590" calcext:value-type="float">
            <text:p>15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.20942075111394" calcext:value-type="float">
            <text:p>1.20942075111394</text:p>
          </table:table-cell>
          <table:table-cell table:style-name="ce3" office:value-type="float" office:value="3.19617618503997" calcext:value-type="float">
            <text:p>3.19617618503997</text:p>
          </table:table-cell>
          <table:table-cell table:style-name="ce3" office:value-type="float" office:value="1.20942075111394" calcext:value-type="float">
            <text:p>1.2094207511139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onfig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586" calcext:value-type="float">
            <text:p>1586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.90920554854981" calcext:value-type="float">
            <text:p>3.90920554854981</text:p>
          </table:table-cell>
          <table:table-cell table:style-name="ce3" office:value-type="float" office:value="3.20030318298158" calcext:value-type="float">
            <text:p>3.20030318298158</text:p>
          </table:table-cell>
          <table:table-cell table:style-name="ce3" office:value-type="float" office:value="3.90920554854981" calcext:value-type="float">
            <text:p>3.9092055485498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Count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602" calcext:value-type="float">
            <text:p>1602</text:p>
          </table:table-cell>
          <table:table-cell table:style-name="ce3" office:value-type="float" office:value="1590" calcext:value-type="float">
            <text:p>1590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-0.749063670411985" calcext:value-type="float">
            <text:p>-0.749063670411985</text:p>
          </table:table-cell>
          <table:table-cell table:style-name="ce3" office:value-type="float" office:value="3.20466251174822" calcext:value-type="float">
            <text:p>3.20466251174822</text:p>
          </table:table-cell>
          <table:table-cell table:style-name="ce3" office:value-type="float" office:value="-0.749063670411985" calcext:value-type="float">
            <text:p>-0.74906367041198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serenuscoin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634" calcext:value-type="float">
            <text:p>1634</text:p>
          </table:table-cell>
          <table:table-cell table:style-name="ce3" office:value-type="float" office:value="1673" calcext:value-type="float">
            <text:p>167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.38678090575275" calcext:value-type="float">
            <text:p>2.38678090575275</text:p>
          </table:table-cell>
          <table:table-cell table:style-name="ce3" office:value-type="float" office:value="3.2132520521964" calcext:value-type="float">
            <text:p>3.2132520521964</text:p>
          </table:table-cell>
          <table:table-cell table:style-name="ce3" office:value-type="float" office:value="2.38678090575275" calcext:value-type="float">
            <text:p>2.3867809057527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24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1676" calcext:value-type="float">
            <text:p>167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0.059630292188432" calcext:value-type="float">
            <text:p>-0.059630292188432</text:p>
          </table:table-cell>
          <table:table-cell table:style-name="ce3" office:value-type="float" office:value="3.22453306260609" calcext:value-type="float">
            <text:p>3.22453306260609</text:p>
          </table:table-cell>
          <table:table-cell table:style-name="ce3" office:value-type="float" office:value="-0.059630292188432" calcext:value-type="float">
            <text:p>-0.05963029218843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uniswap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1721" calcext:value-type="float">
            <text:p>17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879249706916764" calcext:value-type="float">
            <text:p>0.879249706916764</text:p>
          </table:table-cell>
          <table:table-cell table:style-name="ce3" office:value-type="float" office:value="3.2319790268315" calcext:value-type="float">
            <text:p>3.2319790268315</text:p>
          </table:table-cell>
          <table:table-cell table:style-name="ce3" office:value-type="float" office:value="0.879249706916764" calcext:value-type="float">
            <text:p>0.87924970691676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bitwise_operations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.39750849377123" calcext:value-type="float">
            <text:p>3.39750849377123</text:p>
          </table:table-cell>
          <table:table-cell table:style-name="ce3" office:value-type="float" office:value="3.24699069924155" calcext:value-type="float">
            <text:p>3.24699069924155</text:p>
          </table:table-cell>
          <table:table-cell table:style-name="ce3" office:value-type="float" office:value="3.39750849377123" calcext:value-type="float">
            <text:p>3.3975084937712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ernel-example-v3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.49689791314157" calcext:value-type="float">
            <text:p>3.49689791314157</text:p>
          </table:table-cell>
          <table:table-cell table:style-name="ce3" office:value-type="float" office:value="3.24870873560092" calcext:value-type="float">
            <text:p>3.24870873560092</text:p>
          </table:table-cell>
          <table:table-cell table:style-name="ce3" office:value-type="float" office:value="3.49689791314157" calcext:value-type="float">
            <text:p>3.4968979131415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20c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788" calcext:value-type="float">
            <text:p>1788</text:p>
          </table:table-cell>
          <table:table-cell table:style-name="ce3" office:value-type="float" office:value="1778" calcext:value-type="float">
            <text:p>1778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-0.559284116331096" calcext:value-type="float">
            <text:p>-0.559284116331096</text:p>
          </table:table-cell>
          <table:table-cell table:style-name="ce3" office:value-type="float" office:value="3.2523675144599" calcext:value-type="float">
            <text:p>3.2523675144599</text:p>
          </table:table-cell>
          <table:table-cell table:style-name="ce3" office:value-type="float" office:value="-0.559284116331096" calcext:value-type="float">
            <text:p>-0.55928411633109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23a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796" calcext:value-type="float">
            <text:p>1796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.22494432071269" calcext:value-type="float">
            <text:p>1.22494432071269</text:p>
          </table:table-cell>
          <table:table-cell table:style-name="ce3" office:value-type="float" office:value="3.25430633233129" calcext:value-type="float">
            <text:p>3.25430633233129</text:p>
          </table:table-cell>
          <table:table-cell table:style-name="ce3" office:value-type="float" office:value="1.22494432071269" calcext:value-type="float">
            <text:p>1.2249443207126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ackward-dep-err1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801" calcext:value-type="float">
            <text:p>1801</text:p>
          </table:table-cell>
          <table:table-cell table:style-name="ce3" office:value-type="float" office:value="1896" calcext:value-type="float">
            <text:p>189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.27484730705164" calcext:value-type="float">
            <text:p>5.27484730705164</text:p>
          </table:table-cell>
          <table:table-cell table:style-name="ce3" office:value-type="float" office:value="3.25551371281953" calcext:value-type="float">
            <text:p>3.25551371281953</text:p>
          </table:table-cell>
          <table:table-cell table:style-name="ce3" office:value-type="float" office:value="5.27484730705164" calcext:value-type="float">
            <text:p>5.2748473070516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balance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805" calcext:value-type="float">
            <text:p>1805</text:p>
          </table:table-cell>
          <table:table-cell table:style-name="ce3" office:value-type="float" office:value="1851" calcext:value-type="float">
            <text:p>18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.54847645429363" calcext:value-type="float">
            <text:p>2.54847645429363</text:p>
          </table:table-cell>
          <table:table-cell table:style-name="ce3" office:value-type="float" office:value="3.25647720624168" calcext:value-type="float">
            <text:p>3.25647720624168</text:p>
          </table:table-cell>
          <table:table-cell table:style-name="ce3" office:value-type="float" office:value="2.54847645429363" calcext:value-type="float">
            <text:p>2.5484764542936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29b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1857" calcext:value-type="float">
            <text:p>185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.82392026578073" calcext:value-type="float">
            <text:p>2.82392026578073</text:p>
          </table:table-cell>
          <table:table-cell table:style-name="ce3" office:value-type="float" office:value="3.25671774597749" calcext:value-type="float">
            <text:p>3.25671774597749</text:p>
          </table:table-cell>
          <table:table-cell table:style-name="ce3" office:value-type="float" office:value="2.82392026578073" calcext:value-type="float">
            <text:p>2.8239202657807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ckermann_function.rs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2.1195351411179" calcext:value-type="float">
            <text:p>12.1195351411179</text:p>
          </table:table-cell>
          <table:table-cell table:style-name="ce3" office:value-type="float" office:value="3.25695815256093" calcext:value-type="float">
            <text:p>3.25695815256093</text:p>
          </table:table-cell>
          <table:table-cell table:style-name="ce3" office:value-type="float" office:value="12.1195351411179" calcext:value-type="float">
            <text:p>12.119535141117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06b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-39" calcext:value-type="float">
            <text:p>-39</text:p>
          </table:table-cell>
          <table:table-cell table:style-name="ce3" office:value-type="float" office:value="-2.14876033057851" calcext:value-type="float">
            <text:p>-2.14876033057851</text:p>
          </table:table-cell>
          <table:table-cell table:style-name="ce3" office:value-type="float" office:value="3.25887662937213" calcext:value-type="float">
            <text:p>3.25887662937213</text:p>
          </table:table-cell>
          <table:table-cell table:style-name="ce3" office:value-type="float" office:value="-2.14876033057851" calcext:value-type="float">
            <text:p>-2.1487603305785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16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851" calcext:value-type="float">
            <text:p>1851</text:p>
          </table:table-cell>
          <table:table-cell table:style-name="ce3" office:value-type="float" office:value="1854" calcext:value-type="float">
            <text:p>18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62074554294976" calcext:value-type="float">
            <text:p>0.162074554294976</text:p>
          </table:table-cell>
          <table:table-cell table:style-name="ce3" office:value-type="float" office:value="3.2674064187529" calcext:value-type="float">
            <text:p>3.2674064187529</text:p>
          </table:table-cell>
          <table:table-cell table:style-name="ce3" office:value-type="float" office:value="0.162074554294976" calcext:value-type="float">
            <text:p>0.16207455429497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default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884" calcext:value-type="float">
            <text:p>1884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.30785562632696" calcext:value-type="float">
            <text:p>5.30785562632696</text:p>
          </table:table-cell>
          <table:table-cell table:style-name="ce3" office:value-type="float" office:value="3.27508089845686" calcext:value-type="float">
            <text:p>3.27508089845686</text:p>
          </table:table-cell>
          <table:table-cell table:style-name="ce3" office:value-type="float" office:value="5.30785562632696" calcext:value-type="float">
            <text:p>5.3078556263269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29a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25" calcext:value-type="float">
            <text:p>1925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.92207792207792" calcext:value-type="float">
            <text:p>1.92207792207792</text:p>
          </table:table-cell>
          <table:table-cell table:style-name="ce3" office:value-type="float" office:value="3.28443073384452" calcext:value-type="float">
            <text:p>3.28443073384452</text:p>
          </table:table-cell>
          <table:table-cell table:style-name="ce3" office:value-type="float" office:value="1.92207792207792" calcext:value-type="float">
            <text:p>1.9220779220779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31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29" calcext:value-type="float">
            <text:p>1929</text:p>
          </table:table-cell>
          <table:table-cell table:style-name="ce3" office:value-type="float" office:value="1955" calcext:value-type="float">
            <text:p>195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.34784862623121" calcext:value-type="float">
            <text:p>1.34784862623121</text:p>
          </table:table-cell>
          <table:table-cell table:style-name="ce3" office:value-type="float" office:value="3.28533222764388" calcext:value-type="float">
            <text:p>3.28533222764388</text:p>
          </table:table-cell>
          <table:table-cell table:style-name="ce3" office:value-type="float" office:value="1.34784862623121" calcext:value-type="float">
            <text:p>1.3478486262312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ernel-example-v2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2050" calcext:value-type="float">
            <text:p>205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6.05276771857217" calcext:value-type="float">
            <text:p>6.05276771857217</text:p>
          </table:table-cell>
          <table:table-cell table:style-name="ce3" office:value-type="float" office:value="3.28623185402855" calcext:value-type="float">
            <text:p>3.28623185402855</text:p>
          </table:table-cell>
          <table:table-cell table:style-name="ce3" office:value-type="float" office:value="6.05276771857217" calcext:value-type="float">
            <text:p>6.0527677185721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ector-add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35" calcext:value-type="float">
            <text:p>1935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.1343669250646" calcext:value-type="float">
            <text:p>4.1343669250646</text:p>
          </table:table-cell>
          <table:table-cell table:style-name="ce3" office:value-type="float" office:value="3.28668096935493" calcext:value-type="float">
            <text:p>3.28668096935493</text:p>
          </table:table-cell>
          <table:table-cell table:style-name="ce3" office:value-type="float" office:value="4.1343669250646" calcext:value-type="float">
            <text:p>4.134366925064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orward-dep-err1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55" calcext:value-type="float">
            <text:p>1955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.42710997442455" calcext:value-type="float">
            <text:p>3.42710997442455</text:p>
          </table:table-cell>
          <table:table-cell table:style-name="ce3" office:value-type="float" office:value="3.29114676173189" calcext:value-type="float">
            <text:p>3.29114676173189</text:p>
          </table:table-cell>
          <table:table-cell table:style-name="ce3" office:value-type="float" office:value="3.42710997442455" calcext:value-type="float">
            <text:p>3.4271099744245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ug_assign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059" calcext:value-type="float">
            <text:p>205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.41536916122551" calcext:value-type="float">
            <text:p>3.41536916122551</text:p>
          </table:table-cell>
          <table:table-cell table:style-name="ce3" office:value-type="float" office:value="3.29907126002741" calcext:value-type="float">
            <text:p>3.29907126002741</text:p>
          </table:table-cell>
          <table:table-cell table:style-name="ce3" office:value-type="float" office:value="3.41536916122551" calcext:value-type="float">
            <text:p>3.4153691612255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28b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.10165247871808" calcext:value-type="float">
            <text:p>1.10165247871808</text:p>
          </table:table-cell>
          <table:table-cell table:style-name="ce3" office:value-type="float" office:value="3.3003780648707" calcext:value-type="float">
            <text:p>3.3003780648707</text:p>
          </table:table-cell>
          <table:table-cell table:style-name="ce3" office:value-type="float" office:value="1.10165247871808" calcext:value-type="float">
            <text:p>1.1016524787180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blockhash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002002002002" calcext:value-type="float">
            <text:p>0.2002002002002</text:p>
          </table:table-cell>
          <table:table-cell table:style-name="ce3" office:value-type="float" office:value="3.30059548388996" calcext:value-type="float">
            <text:p>3.30059548388996</text:p>
          </table:table-cell>
          <table:table-cell table:style-name="ce3" office:value-type="float" office:value="0.2002002002002" calcext:value-type="float">
            <text:p>0.200200200200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bytes32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77" calcext:value-type="float">
            <text:p>207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.74625374625375" calcext:value-type="float">
            <text:p>3.74625374625375</text:p>
          </table:table-cell>
          <table:table-cell table:style-name="ce3" office:value-type="float" office:value="3.3014640731433" calcext:value-type="float">
            <text:p>3.3014640731433</text:p>
          </table:table-cell>
          <table:table-cell table:style-name="ce3" office:value-type="float" office:value="3.74625374625375" calcext:value-type="float">
            <text:p>3.7462537462537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onstant_fail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76" calcext:value-type="float">
            <text:p>207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.61987147800297" calcext:value-type="float">
            <text:p>2.61987147800297</text:p>
          </table:table-cell>
          <table:table-cell table:style-name="ce3" office:value-type="float" office:value="3.3059958827708" calcext:value-type="float">
            <text:p>3.3059958827708</text:p>
          </table:table-cell>
          <table:table-cell table:style-name="ce3" office:value-type="float" office:value="2.61987147800297" calcext:value-type="float">
            <text:p>2.6198714780029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30b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.03754940711462" calcext:value-type="float">
            <text:p>1.03754940711462</text:p>
          </table:table-cell>
          <table:table-cell table:style-name="ce3" office:value-type="float" office:value="3.30621050816776" calcext:value-type="float">
            <text:p>3.30621050816776</text:p>
          </table:table-cell>
          <table:table-cell table:style-name="ce3" office:value-type="float" office:value="1.03754940711462" calcext:value-type="float">
            <text:p>1.0375494071146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orward-dep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033" calcext:value-type="float">
            <text:p>2033</text:p>
          </table:table-cell>
          <table:table-cell table:style-name="ce3" office:value-type="float" office:value="2203" calcext:value-type="float">
            <text:p>220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.36202656173143" calcext:value-type="float">
            <text:p>8.36202656173143</text:p>
          </table:table-cell>
          <table:table-cell table:style-name="ce3" office:value-type="float" office:value="3.30813737863804" calcext:value-type="float">
            <text:p>3.30813737863804</text:p>
          </table:table-cell>
          <table:table-cell table:style-name="ce3" office:value-type="float" office:value="8.36202656173143" calcext:value-type="float">
            <text:p>8.3620265617314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reeWandSilverE2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082" calcext:value-type="float">
            <text:p>2082</text:p>
          </table:table-cell>
          <table:table-cell table:style-name="ce3" office:value-type="float" office:value="2101" calcext:value-type="float">
            <text:p>21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912584053794428" calcext:value-type="float">
            <text:p>0.912584053794428</text:p>
          </table:table-cell>
          <table:table-cell table:style-name="ce3" office:value-type="float" office:value="3.31848072517452" calcext:value-type="float">
            <text:p>3.31848072517452</text:p>
          </table:table-cell>
          <table:table-cell table:style-name="ce3" office:value-type="float" office:value="0.912584053794428" calcext:value-type="float">
            <text:p>0.91258405379442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orwardDep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085" calcext:value-type="float">
            <text:p>2085</text:p>
          </table:table-cell>
          <table:table-cell table:style-name="ce3" office:value-type="float" office:value="2105" calcext:value-type="float">
            <text:p>21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959232613908873" calcext:value-type="float">
            <text:p>0.959232613908873</text:p>
          </table:table-cell>
          <table:table-cell table:style-name="ce3" office:value-type="float" office:value="3.31910605930978" calcext:value-type="float">
            <text:p>3.31910605930978</text:p>
          </table:table-cell>
          <table:table-cell table:style-name="ce3" office:value-type="float" office:value="0.959232613908873" calcext:value-type="float">
            <text:p>0.95923261390887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byte_literal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129" calcext:value-type="float">
            <text:p>2129</text:p>
          </table:table-cell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.3621418506341" calcext:value-type="float">
            <text:p>1.3621418506341</text:p>
          </table:table-cell>
          <table:table-cell table:style-name="ce3" office:value-type="float" office:value="3.32817566143832" calcext:value-type="float">
            <text:p>3.32817566143832</text:p>
          </table:table-cell>
          <table:table-cell table:style-name="ce3" office:value-type="float" office:value="1.3621418506341" calcext:value-type="float">
            <text:p>1.362141850634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27g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131" calcext:value-type="float">
            <text:p>2131</text:p>
          </table:table-cell>
          <table:table-cell table:style-name="ce3" office:value-type="float" office:value="2180" calcext:value-type="float">
            <text:p>218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.29938995776631" calcext:value-type="float">
            <text:p>2.29938995776631</text:p>
          </table:table-cell>
          <table:table-cell table:style-name="ce3" office:value-type="float" office:value="3.3285834497142" calcext:value-type="float">
            <text:p>3.3285834497142</text:p>
          </table:table-cell>
          <table:table-cell table:style-name="ce3" office:value-type="float" office:value="2.29938995776631" calcext:value-type="float">
            <text:p>2.2993899577663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reate_forwarder_to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132" calcext:value-type="float">
            <text:p>2132</text:p>
          </table:table-cell>
          <table:table-cell table:style-name="ce3" office:value-type="float" office:value="2242" calcext:value-type="float">
            <text:p>224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15947467166979" calcext:value-type="float">
            <text:p>5.15947467166979</text:p>
          </table:table-cell>
          <table:table-cell table:style-name="ce3" office:value-type="float" office:value="3.32878720035453" calcext:value-type="float">
            <text:p>3.32878720035453</text:p>
          </table:table-cell>
          <table:table-cell table:style-name="ce3" office:value-type="float" office:value="5.15947467166979" calcext:value-type="float">
            <text:p>5.1594746716697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block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135" calcext:value-type="float">
            <text:p>2135</text:p>
          </table:table-cell>
          <table:table-cell table:style-name="ce3" office:value-type="float" office:value="2138" calcext:value-type="float">
            <text:p>21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40515222482436" calcext:value-type="float">
            <text:p>0.140515222482436</text:p>
          </table:table-cell>
          <table:table-cell table:style-name="ce3" office:value-type="float" office:value="3.32939787936104" calcext:value-type="float">
            <text:p>3.32939787936104</text:p>
          </table:table-cell>
          <table:table-cell table:style-name="ce3" office:value-type="float" office:value="0.140515222482436" calcext:value-type="float">
            <text:p>0.14051522248243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18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231" calcext:value-type="float">
            <text:p>2231</text:p>
          </table:table-cell>
          <table:table-cell table:style-name="ce3" office:value-type="float" office:value="2229" calcext:value-type="float">
            <text:p>2229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0.089645898700135" calcext:value-type="float">
            <text:p>-0.089645898700135</text:p>
          </table:table-cell>
          <table:table-cell table:style-name="ce3" office:value-type="float" office:value="3.34849957028384" calcext:value-type="float">
            <text:p>3.34849957028384</text:p>
          </table:table-cell>
          <table:table-cell table:style-name="ce3" office:value-type="float" office:value="-0.089645898700135" calcext:value-type="float">
            <text:p>-0.08964589870013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emo3a-func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241" calcext:value-type="float">
            <text:p>2241</text:p>
          </table:table-cell>
          <table:table-cell table:style-name="ce3" office:value-type="float" office:value="2265" calcext:value-type="float">
            <text:p>22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.07095046854083" calcext:value-type="float">
            <text:p>1.07095046854083</text:p>
          </table:table-cell>
          <table:table-cell table:style-name="ce3" office:value-type="float" office:value="3.35044185653506" calcext:value-type="float">
            <text:p>3.35044185653506</text:p>
          </table:table-cell>
          <table:table-cell table:style-name="ce3" office:value-type="float" office:value="1.07095046854083" calcext:value-type="float">
            <text:p>1.0709504685408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ddmod_mulmod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247" calcext:value-type="float">
            <text:p>2247</text:p>
          </table:table-cell>
          <table:table-cell table:style-name="ce3" office:value-type="float" office:value="2302" calcext:value-type="float">
            <text:p>230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.44770805518469" calcext:value-type="float">
            <text:p>2.44770805518469</text:p>
          </table:table-cell>
          <table:table-cell table:style-name="ce3" office:value-type="float" office:value="3.35160307241913" calcext:value-type="float">
            <text:p>3.35160307241913</text:p>
          </table:table-cell>
          <table:table-cell table:style-name="ce3" office:value-type="float" office:value="2.44770805518469" calcext:value-type="float">
            <text:p>2.4477080551846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orwardHost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263" calcext:value-type="float">
            <text:p>2263</text:p>
          </table:table-cell>
          <table:table-cell table:style-name="ce3" office:value-type="float" office:value="2293" calcext:value-type="float">
            <text:p>229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32567388422448" calcext:value-type="float">
            <text:p>1.32567388422448</text:p>
          </table:table-cell>
          <table:table-cell table:style-name="ce3" office:value-type="float" office:value="3.35468455395473" calcext:value-type="float">
            <text:p>3.35468455395473</text:p>
          </table:table-cell>
          <table:table-cell table:style-name="ce3" office:value-type="float" office:value="1.32567388422448" calcext:value-type="float">
            <text:p>1.3256738842244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allocationERC721_alloc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286" calcext:value-type="float">
            <text:p>2286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.93000874890639" calcext:value-type="float">
            <text:p>9.93000874890639</text:p>
          </table:table-cell>
          <table:table-cell table:style-name="ce3" office:value-type="float" office:value="3.35907622605926" calcext:value-type="float">
            <text:p>3.35907622605926</text:p>
          </table:table-cell>
          <table:table-cell table:style-name="ce3" office:value-type="float" office:value="9.93000874890639" calcext:value-type="float">
            <text:p>9.9300087489063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oncat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304" calcext:value-type="float">
            <text:p>2304</text:p>
          </table:table-cell>
          <table:table-cell table:style-name="ce3" office:value-type="float" office:value="2323" calcext:value-type="float">
            <text:p>23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824652777777778" calcext:value-type="float">
            <text:p>0.824652777777778</text:p>
          </table:table-cell>
          <table:table-cell table:style-name="ce3" office:value-type="float" office:value="3.36248247475117" calcext:value-type="float">
            <text:p>3.36248247475117</text:p>
          </table:table-cell>
          <table:table-cell table:style-name="ce3" office:value-type="float" office:value="0.824652777777778" calcext:value-type="float">
            <text:p>0.82465277777777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emo3d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2448" calcext:value-type="float">
            <text:p>244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.42677824267782" calcext:value-type="float">
            <text:p>2.42677824267782</text:p>
          </table:table-cell>
          <table:table-cell table:style-name="ce3" office:value-type="float" office:value="3.37839790094814" calcext:value-type="float">
            <text:p>3.37839790094814</text:p>
          </table:table-cell>
          <table:table-cell table:style-name="ce3" office:value-type="float" office:value="2.42677824267782" calcext:value-type="float">
            <text:p>2.4267782426778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orward-dep-noauto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432" calcext:value-type="float">
            <text:p>2432</text:p>
          </table:table-cell>
          <table:table-cell table:style-name="ce3" office:value-type="float" office:value="2477" calcext:value-type="float">
            <text:p>24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.85032894736842" calcext:value-type="float">
            <text:p>1.85032894736842</text:p>
          </table:table-cell>
          <table:table-cell table:style-name="ce3" office:value-type="float" office:value="3.3859635706007" calcext:value-type="float">
            <text:p>3.3859635706007</text:p>
          </table:table-cell>
          <table:table-cell table:style-name="ce3" office:value-type="float" office:value="1.85032894736842" calcext:value-type="float">
            <text:p>1.8503289473684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multiplicator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460" calcext:value-type="float">
            <text:p>2460</text:p>
          </table:table-cell>
          <table:table-cell table:style-name="ce3" office:value-type="float" office:value="2486" calcext:value-type="float">
            <text:p>24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.05691056910569" calcext:value-type="float">
            <text:p>1.05691056910569</text:p>
          </table:table-cell>
          <table:table-cell table:style-name="ce3" office:value-type="float" office:value="3.39093510710338" calcext:value-type="float">
            <text:p>3.39093510710338</text:p>
          </table:table-cell>
          <table:table-cell table:style-name="ce3" office:value-type="float" office:value="1.05691056910569" calcext:value-type="float">
            <text:p>1.0569105691056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lear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518" calcext:value-type="float">
            <text:p>2518</text:p>
          </table:table-cell>
          <table:table-cell table:style-name="ce3" office:value-type="float" office:value="2617" calcext:value-type="float">
            <text:p>261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.93169181890389" calcext:value-type="float">
            <text:p>3.93169181890389</text:p>
          </table:table-cell>
          <table:table-cell table:style-name="ce3" office:value-type="float" office:value="3.40105572577184" calcext:value-type="float">
            <text:p>3.40105572577184</text:p>
          </table:table-cell>
          <table:table-cell table:style-name="ce3" office:value-type="float" office:value="3.93169181890389" calcext:value-type="float">
            <text:p>3.9316918189038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ccessible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521" calcext:value-type="float">
            <text:p>2521</text:p>
          </table:table-cell>
          <table:table-cell table:style-name="ce3" office:value-type="float" office:value="2525" calcext:value-type="float">
            <text:p>2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58667195557319" calcext:value-type="float">
            <text:p>0.158667195557319</text:p>
          </table:table-cell>
          <table:table-cell table:style-name="ce3" office:value-type="float" office:value="3.40157284567645" calcext:value-type="float">
            <text:p>3.40157284567645</text:p>
          </table:table-cell>
          <table:table-cell table:style-name="ce3" office:value-type="float" office:value="0.158667195557319" calcext:value-type="float">
            <text:p>0.15866719555731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EtherStore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2632" calcext:value-type="float">
            <text:p>263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.66285939346199" calcext:value-type="float">
            <text:p>3.66285939346199</text:p>
          </table:table-cell>
          <table:table-cell table:style-name="ce3" office:value-type="float" office:value="3.40466270087372" calcext:value-type="float">
            <text:p>3.40466270087372</text:p>
          </table:table-cell>
          <table:table-cell table:style-name="ce3" office:value-type="float" office:value="3.66285939346199" calcext:value-type="float">
            <text:p>3.6628593934619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ccessible_heuristics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588" calcext:value-type="float">
            <text:p>2588</text:p>
          </table:table-cell>
          <table:table-cell table:style-name="ce3" office:value-type="float" office:value="2547" calcext:value-type="float">
            <text:p>2547</text:p>
          </table:table-cell>
          <table:table-cell table:style-name="ce3" office:value-type="float" office:value="-41" calcext:value-type="float">
            <text:p>-41</text:p>
          </table:table-cell>
          <table:table-cell table:style-name="ce3" office:value-type="float" office:value="-1.58423493044822" calcext:value-type="float">
            <text:p>-1.58423493044822</text:p>
          </table:table-cell>
          <table:table-cell table:style-name="ce3" office:value-type="float" office:value="3.41296427199666" calcext:value-type="float">
            <text:p>3.41296427199666</text:p>
          </table:table-cell>
          <table:table-cell table:style-name="ce3" office:value-type="float" office:value="-1.58423493044822" calcext:value-type="float">
            <text:p>-1.584234930448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penMPadd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689" calcext:value-type="float">
            <text:p>2689</text:p>
          </table:table-cell>
          <table:table-cell table:style-name="ce3" office:value-type="float" office:value="2693" calcext:value-type="float">
            <text:p>2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48754183711417" calcext:value-type="float">
            <text:p>0.148754183711417</text:p>
          </table:table-cell>
          <table:table-cell table:style-name="ce3" office:value-type="float" office:value="3.4295908022233" calcext:value-type="float">
            <text:p>3.4295908022233</text:p>
          </table:table-cell>
          <table:table-cell table:style-name="ce3" office:value-type="float" office:value="0.148754183711417" calcext:value-type="float">
            <text:p>0.14875418371141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reentrancy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792" calcext:value-type="float">
            <text:p>2792</text:p>
          </table:table-cell>
          <table:table-cell table:style-name="ce3" office:value-type="float" office:value="2909" calcext:value-type="float">
            <text:p>290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.19054441260745" calcext:value-type="float">
            <text:p>4.19054441260745</text:p>
          </table:table-cell>
          <table:table-cell table:style-name="ce3" office:value-type="float" office:value="3.44591541395112" calcext:value-type="float">
            <text:p>3.44591541395112</text:p>
          </table:table-cell>
          <table:table-cell table:style-name="ce3" office:value-type="float" office:value="4.19054441260745" calcext:value-type="float">
            <text:p>4.1905444126074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ccessible_heuristics_argument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896" calcext:value-type="float">
            <text:p>2896</text:p>
          </table:table-cell>
          <table:table-cell table:style-name="ce3" office:value-type="float" office:value="2904" calcext:value-type="float">
            <text:p>29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276243093922652" calcext:value-type="float">
            <text:p>0.276243093922652</text:p>
          </table:table-cell>
          <table:table-cell table:style-name="ce3" office:value-type="float" office:value="3.46179855752511" calcext:value-type="float">
            <text:p>3.46179855752511</text:p>
          </table:table-cell>
          <table:table-cell table:style-name="ce3" office:value-type="float" office:value="0.276243093922652" calcext:value-type="float">
            <text:p>0.2762430939226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cTacToeInt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915" calcext:value-type="float">
            <text:p>2915</text:p>
          </table:table-cell>
          <table:table-cell table:style-name="ce3" office:value-type="float" office:value="2955" calcext:value-type="float">
            <text:p>29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.37221269296741" calcext:value-type="float">
            <text:p>1.37221269296741</text:p>
          </table:table-cell>
          <table:table-cell table:style-name="ce3" office:value-type="float" office:value="3.46463855909503" calcext:value-type="float">
            <text:p>3.46463855909503</text:p>
          </table:table-cell>
          <table:table-cell table:style-name="ce3" office:value-type="float" office:value="1.37221269296741" calcext:value-type="float">
            <text:p>1.3722126929674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onstants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954" calcext:value-type="float">
            <text:p>2954</text:p>
          </table:table-cell>
          <table:table-cell table:style-name="ce3" office:value-type="float" office:value="3044" calcext:value-type="float">
            <text:p>304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.0467163168585" calcext:value-type="float">
            <text:p>3.0467163168585</text:p>
          </table:table-cell>
          <table:table-cell table:style-name="ce3" office:value-type="float" office:value="3.47041049097593" calcext:value-type="float">
            <text:p>3.47041049097593</text:p>
          </table:table-cell>
          <table:table-cell table:style-name="ce3" office:value-type="float" office:value="3.0467163168585" calcext:value-type="float">
            <text:p>3.046716316858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JavaArrayExamples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022" calcext:value-type="float">
            <text:p>3022</text:p>
          </table:table-cell>
          <table:table-cell table:style-name="ce3" office:value-type="float" office:value="3023" calcext:value-type="float">
            <text:p>30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3090668431502" calcext:value-type="float">
            <text:p>0.033090668431502</text:p>
          </table:table-cell>
          <table:table-cell table:style-name="ce3" office:value-type="float" office:value="3.48029446000301" calcext:value-type="float">
            <text:p>3.48029446000301</text:p>
          </table:table-cell>
          <table:table-cell table:style-name="ce3" office:value-type="float" office:value="0.033090668431502" calcext:value-type="float">
            <text:p>0.03309066843150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eroMultiple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105" calcext:value-type="float">
            <text:p>3105</text:p>
          </table:table-cell>
          <table:table-cell table:style-name="ce3" office:value-type="float" office:value="3259" calcext:value-type="float">
            <text:p>32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.9597423510467" calcext:value-type="float">
            <text:p>4.9597423510467</text:p>
          </table:table-cell>
          <table:table-cell table:style-name="ce3" office:value-type="float" office:value="3.4920616045126" calcext:value-type="float">
            <text:p>3.4920616045126</text:p>
          </table:table-cell>
          <table:table-cell table:style-name="ce3" office:value-type="float" office:value="4.9597423510467" calcext:value-type="float">
            <text:p>4.959742351046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issuesissue032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266" calcext:value-type="float">
            <text:p>3266</text:p>
          </table:table-cell>
          <table:table-cell table:style-name="ce3" office:value-type="float" office:value="3269" calcext:value-type="float">
            <text:p>3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91855480710349" calcext:value-type="float">
            <text:p>0.091855480710349</text:p>
          </table:table-cell>
          <table:table-cell table:style-name="ce3" office:value-type="float" office:value="3.51401618040065" calcext:value-type="float">
            <text:p>3.51401618040065</text:p>
          </table:table-cell>
          <table:table-cell table:style-name="ce3" office:value-type="float" office:value="0.091855480710349" calcext:value-type="float">
            <text:p>0.09185548071034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ddress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315" calcext:value-type="float">
            <text:p>3315</text:p>
          </table:table-cell>
          <table:table-cell table:style-name="ce3" office:value-type="float" office:value="3395" calcext:value-type="float">
            <text:p>339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.4132730015083" calcext:value-type="float">
            <text:p>2.4132730015083</text:p>
          </table:table-cell>
          <table:table-cell table:style-name="ce3" office:value-type="float" office:value="3.52048353274079" calcext:value-type="float">
            <text:p>3.52048353274079</text:p>
          </table:table-cell>
          <table:table-cell table:style-name="ce3" office:value-type="float" office:value="2.4132730015083" calcext:value-type="float">
            <text:p>2.413273001508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state_machine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426" calcext:value-type="float">
            <text:p>3426</text:p>
          </table:table-cell>
          <table:table-cell table:style-name="ce3" office:value-type="float" office:value="3414" calcext:value-type="float">
            <text:p>3414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-0.350262697022767" calcext:value-type="float">
            <text:p>-0.350262697022767</text:p>
          </table:table-cell>
          <table:table-cell table:style-name="ce3" office:value-type="float" office:value="3.53478735862949" calcext:value-type="float">
            <text:p>3.53478735862949</text:p>
          </table:table-cell>
          <table:table-cell table:style-name="ce3" office:value-type="float" office:value="-0.350262697022767" calcext:value-type="float">
            <text:p>-0.35026269702276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rallelPVLExample1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532" calcext:value-type="float">
            <text:p>3532</text:p>
          </table:table-cell>
          <table:table-cell table:style-name="ce3" office:value-type="float" office:value="3578" calcext:value-type="float">
            <text:p>357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.30237825594564" calcext:value-type="float">
            <text:p>1.30237825594564</text:p>
          </table:table-cell>
          <table:table-cell table:style-name="ce3" office:value-type="float" office:value="3.54802069490553" calcext:value-type="float">
            <text:p>3.54802069490553</text:p>
          </table:table-cell>
          <table:table-cell table:style-name="ce3" office:value-type="float" office:value="1.30237825594564" calcext:value-type="float">
            <text:p>1.3023782559456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trading_secret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587" calcext:value-type="float">
            <text:p>3587</text:p>
          </table:table-cell>
          <table:table-cell table:style-name="ce3" office:value-type="float" office:value="3726" calcext:value-type="float">
            <text:p>372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.87510454418734" calcext:value-type="float">
            <text:p>3.87510454418734</text:p>
          </table:table-cell>
          <table:table-cell table:style-name="ce3" office:value-type="float" office:value="3.55473137667597" calcext:value-type="float">
            <text:p>3.55473137667597</text:p>
          </table:table-cell>
          <table:table-cell table:style-name="ce3" office:value-type="float" office:value="3.87510454418734" calcext:value-type="float">
            <text:p>3.8751045441873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onvert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658" calcext:value-type="float">
            <text:p>3658</text:p>
          </table:table-cell>
          <table:table-cell table:style-name="ce3" office:value-type="float" office:value="3690" calcext:value-type="float">
            <text:p>36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874794969928923" calcext:value-type="float">
            <text:p>0.874794969928923</text:p>
          </table:table-cell>
          <table:table-cell table:style-name="ce3" office:value-type="float" office:value="3.5632437011404" calcext:value-type="float">
            <text:p>3.5632437011404</text:p>
          </table:table-cell>
          <table:table-cell table:style-name="ce3" office:value-type="float" office:value="0.874794969928923" calcext:value-type="float">
            <text:p>0.87479496992892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LFQatomicsImplementation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697" calcext:value-type="float">
            <text:p>3697</text:p>
          </table:table-cell>
          <table:table-cell table:style-name="ce3" office:value-type="float" office:value="3882" calcext:value-type="float">
            <text:p>388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.00405734379226" calcext:value-type="float">
            <text:p>5.00405734379226</text:p>
          </table:table-cell>
          <table:table-cell table:style-name="ce3" office:value-type="float" office:value="3.56784945057311" calcext:value-type="float">
            <text:p>3.56784945057311</text:p>
          </table:table-cell>
          <table:table-cell table:style-name="ce3" office:value-type="float" office:value="5.00405734379226" calcext:value-type="float">
            <text:p>5.0040573437922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istogramSubMatrix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714" calcext:value-type="float">
            <text:p>3714</text:p>
          </table:table-cell>
          <table:table-cell table:style-name="ce3" office:value-type="float" office:value="3598" calcext:value-type="float">
            <text:p>3598</text:p>
          </table:table-cell>
          <table:table-cell table:style-name="ce3" office:value-type="float" office:value="-116" calcext:value-type="float">
            <text:p>-116</text:p>
          </table:table-cell>
          <table:table-cell table:style-name="ce3" office:value-type="float" office:value="-3.12331717824448" calcext:value-type="float">
            <text:p>-3.12331717824448</text:p>
          </table:table-cell>
          <table:table-cell table:style-name="ce3" office:value-type="float" office:value="3.56984189940376" calcext:value-type="float">
            <text:p>3.56984189940376</text:p>
          </table:table-cell>
          <table:table-cell table:style-name="ce3" office:value-type="float" office:value="-3.12331717824448" calcext:value-type="float">
            <text:p>-3.1233171782444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NoterEth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890" calcext:value-type="float">
            <text:p>3890</text:p>
          </table:table-cell>
          <table:table-cell table:style-name="ce3" office:value-type="float" office:value="4072" calcext:value-type="float">
            <text:p>407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.67866323907455" calcext:value-type="float">
            <text:p>4.67866323907455</text:p>
          </table:table-cell>
          <table:table-cell table:style-name="ce3" office:value-type="float" office:value="3.58994960132571" calcext:value-type="float">
            <text:p>3.58994960132571</text:p>
          </table:table-cell>
          <table:table-cell table:style-name="ce3" office:value-type="float" office:value="4.67866323907455" calcext:value-type="float">
            <text:p>4.6786632390745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ssert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3908" calcext:value-type="float">
            <text:p>3908</text:p>
          </table:table-cell>
          <table:table-cell table:style-name="ce3" office:value-type="float" office:value="3906" calcext:value-type="float">
            <text:p>3906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0.051177072671443" calcext:value-type="float">
            <text:p>-0.051177072671443</text:p>
          </table:table-cell>
          <table:table-cell table:style-name="ce3" office:value-type="float" office:value="3.59195455504674" calcext:value-type="float">
            <text:p>3.59195455504674</text:p>
          </table:table-cell>
          <table:table-cell table:style-name="ce3" office:value-type="float" office:value="-0.051177072671443" calcext:value-type="float">
            <text:p>-0.05117707267144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check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218" calcext:value-type="float">
            <text:p>4218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.94404931247037" calcext:value-type="float">
            <text:p>1.94404931247037</text:p>
          </table:table-cell>
          <table:table-cell table:style-name="ce3" office:value-type="float" office:value="3.62510657540347" calcext:value-type="float">
            <text:p>3.62510657540347</text:p>
          </table:table-cell>
          <table:table-cell table:style-name="ce3" office:value-type="float" office:value="1.94404931247037" calcext:value-type="float">
            <text:p>1.9440493124703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always_check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238" calcext:value-type="float">
            <text:p>4238</text:p>
          </table:table-cell>
          <table:table-cell table:style-name="ce3" office:value-type="float" office:value="4309" calcext:value-type="float">
            <text:p>430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.67531854648419" calcext:value-type="float">
            <text:p>1.67531854648419</text:p>
          </table:table-cell>
          <table:table-cell table:style-name="ce3" office:value-type="float" office:value="3.62716095237478" calcext:value-type="float">
            <text:p>3.62716095237478</text:p>
          </table:table-cell>
          <table:table-cell table:style-name="ce3" office:value-type="float" office:value="1.67531854648419" calcext:value-type="float">
            <text:p>1.6753185464841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Hist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263" calcext:value-type="float">
            <text:p>4263</text:p>
          </table:table-cell>
          <table:table-cell table:style-name="ce3" office:value-type="float" office:value="4163" calcext:value-type="float">
            <text:p>4163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2.34576589256392" calcext:value-type="float">
            <text:p>-2.34576589256392</text:p>
          </table:table-cell>
          <table:table-cell table:style-name="ce3" office:value-type="float" office:value="3.62971533264713" calcext:value-type="float">
            <text:p>3.62971533264713</text:p>
          </table:table-cell>
          <table:table-cell table:style-name="ce3" office:value-type="float" office:value="-2.34576589256392" calcext:value-type="float">
            <text:p>-2.3457658925639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escrow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431" calcext:value-type="float">
            <text:p>4431</text:p>
          </table:table-cell>
          <table:table-cell table:style-name="ce3" office:value-type="float" office:value="4549" calcext:value-type="float">
            <text:p>454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.66305574362446" calcext:value-type="float">
            <text:p>2.66305574362446</text:p>
          </table:table-cell>
          <table:table-cell table:style-name="ce3" office:value-type="float" office:value="3.64650175003161" calcext:value-type="float">
            <text:p>3.64650175003161</text:p>
          </table:table-cell>
          <table:table-cell table:style-name="ce3" office:value-type="float" office:value="2.66305574362446" calcext:value-type="float">
            <text:p>2.6630557436244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LinkedList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446" calcext:value-type="float">
            <text:p>4446</text:p>
          </table:table-cell>
          <table:table-cell table:style-name="ce3" office:value-type="float" office:value="4689" calcext:value-type="float">
            <text:p>468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.46558704453441" calcext:value-type="float">
            <text:p>5.46558704453441</text:p>
          </table:table-cell>
          <table:table-cell table:style-name="ce3" office:value-type="float" office:value="3.64796945836297" calcext:value-type="float">
            <text:p>3.64796945836297</text:p>
          </table:table-cell>
          <table:table-cell table:style-name="ce3" office:value-type="float" office:value="5.46558704453441" calcext:value-type="float">
            <text:p>5.4655870445344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8-num-traits-pow.rs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662" calcext:value-type="float">
            <text:p>4662</text:p>
          </table:table-cell>
          <table:table-cell table:style-name="ce3" office:value-type="float" office:value="4814" calcext:value-type="float">
            <text:p>481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.26040326040326" calcext:value-type="float">
            <text:p>3.26040326040326</text:p>
          </table:table-cell>
          <table:table-cell table:style-name="ce3" office:value-type="float" office:value="3.66857226918456" calcext:value-type="float">
            <text:p>3.66857226918456</text:p>
          </table:table-cell>
          <table:table-cell table:style-name="ce3" office:value-type="float" office:value="3.26040326040326" calcext:value-type="float">
            <text:p>3.2604032604032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languagedecimal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732" calcext:value-type="float">
            <text:p>4732</text:p>
          </table:table-cell>
          <table:table-cell table:style-name="ce3" office:value-type="float" office:value="4712" calcext:value-type="float">
            <text:p>4712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-0.422654268808115" calcext:value-type="float">
            <text:p>-0.422654268808115</text:p>
          </table:table-cell>
          <table:table-cell table:style-name="ce3" office:value-type="float" office:value="3.67504473595589" calcext:value-type="float">
            <text:p>3.67504473595589</text:p>
          </table:table-cell>
          <table:table-cell table:style-name="ce3" office:value-type="float" office:value="-0.422654268808115" calcext:value-type="float">
            <text:p>-0.42265426880811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stsresourcesexamplessafe_remote_purchase.vy.vp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4978" calcext:value-type="float">
            <text:p>4978</text:p>
          </table:table-cell>
          <table:table-cell table:style-name="ce3" office:value-type="float" office:value="5017" calcext:value-type="float">
            <text:p>501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783447167537164" calcext:value-type="float">
            <text:p>0.783447167537164</text:p>
          </table:table-cell>
          <table:table-cell table:style-name="ce3" office:value-type="float" office:value="3.69705489227257" calcext:value-type="float">
            <text:p>3.69705489227257</text:p>
          </table:table-cell>
          <table:table-cell table:style-name="ce3" office:value-type="float" office:value="0.783447167537164" calcext:value-type="float">
            <text:p>0.783447167537164</text:p>
          </table:table-cell>
          <table:table-cell table:formula="of:=AVERAGE([.H195:.H282])" office:value-type="float" office:value="2.22156729982538" calcext:value-type="float">
            <text:p>2.2215672998253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Pointer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057" calcext:value-type="float">
            <text:p>5057</text:p>
          </table:table-cell>
          <table:table-cell table:style-name="ce4" office:value-type="float" office:value="5059" calcext:value-type="float">
            <text:p>50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39549139806209" calcext:value-type="float">
            <text:p>0.039549139806209</text:p>
          </table:table-cell>
          <table:table-cell table:style-name="ce4" office:value-type="float" office:value="3.70389295363254" calcext:value-type="float">
            <text:p>3.70389295363254</text:p>
          </table:table-cell>
          <table:table-cell table:style-name="ce4" office:value-type="float" office:value="0.039549139806209" calcext:value-type="float">
            <text:p>0.03954913980620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sresourcesexamplesstock.vy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265" calcext:value-type="float">
            <text:p>5265</text:p>
          </table:table-cell>
          <table:table-cell table:style-name="ce4" office:value-type="float" office:value="5529" calcext:value-type="float">
            <text:p>5529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.01424501424501" calcext:value-type="float">
            <text:p>5.01424501424501</text:p>
          </table:table-cell>
          <table:table-cell table:style-name="ce4" office:value-type="float" office:value="3.72139837552151" calcext:value-type="float">
            <text:p>3.72139837552151</text:p>
          </table:table-cell>
          <table:table-cell table:style-name="ce4" office:value-type="float" office:value="5.01424501424501" calcext:value-type="float">
            <text:p>5.014245014245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348_cgmath_point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432" calcext:value-type="float">
            <text:p>5432</text:p>
          </table:table-cell>
          <table:table-cell table:style-name="ce4" office:value-type="float" office:value="6151" calcext:value-type="float">
            <text:p>6151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13.2363770250368" calcext:value-type="float">
            <text:p>13.2363770250368</text:p>
          </table:table-cell>
          <table:table-cell table:style-name="ce4" office:value-type="float" office:value="3.73495976127245" calcext:value-type="float">
            <text:p>3.73495976127245</text:p>
          </table:table-cell>
          <table:table-cell table:style-name="ce4" office:value-type="float" office:value="13.2363770250368" calcext:value-type="float">
            <text:p>13.236377025036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LFQhistoryImplementation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764" calcext:value-type="float">
            <text:p>5764</text:p>
          </table:table-cell>
          <table:table-cell table:style-name="ce4" office:value-type="float" office:value="5645" calcext:value-type="float">
            <text:p>5645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2.06453851492019" calcext:value-type="float">
            <text:p>-2.06453851492019</text:p>
          </table:table-cell>
          <table:table-cell table:style-name="ce4" office:value-type="float" office:value="3.76072397214195" calcext:value-type="float">
            <text:p>3.76072397214195</text:p>
          </table:table-cell>
          <table:table-cell table:style-name="ce4" office:value-type="float" office:value="-2.06453851492019" calcext:value-type="float">
            <text:p>-2.0645385149201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ummationKernel1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285" calcext:value-type="float">
            <text:p>6285</text:p>
          </table:table-cell>
          <table:table-cell table:style-name="ce4" office:value-type="float" office:value="6388" calcext:value-type="float">
            <text:p>6388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.63882259347653" calcext:value-type="float">
            <text:p>1.63882259347653</text:p>
          </table:table-cell>
          <table:table-cell table:style-name="ce4" office:value-type="float" office:value="3.79830528202198" calcext:value-type="float">
            <text:p>3.79830528202198</text:p>
          </table:table-cell>
          <table:table-cell table:style-name="ce4" office:value-type="float" office:value="1.63882259347653" calcext:value-type="float">
            <text:p>1.6388225934765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ase1-overflow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407" calcext:value-type="float">
            <text:p>6407</text:p>
          </table:table-cell>
          <table:table-cell table:style-name="ce4" office:value-type="float" office:value="6679" calcext:value-type="float">
            <text:p>6679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4.24535664117372" calcext:value-type="float">
            <text:p>4.24535664117372</text:p>
          </table:table-cell>
          <table:table-cell table:style-name="ce4" office:value-type="float" office:value="3.80665472399186" calcext:value-type="float">
            <text:p>3.80665472399186</text:p>
          </table:table-cell>
          <table:table-cell table:style-name="ce4" office:value-type="float" office:value="4.24535664117372" calcext:value-type="float">
            <text:p>4.2453566411737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sresourceslanguagecontract.vy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526" calcext:value-type="float">
            <text:p>6526</text:p>
          </table:table-cell>
          <table:table-cell table:style-name="ce4" office:value-type="float" office:value="6278" calcext:value-type="float">
            <text:p>6278</text:p>
          </table:table-cell>
          <table:table-cell table:style-name="ce4" office:value-type="float" office:value="-248" calcext:value-type="float">
            <text:p>-248</text:p>
          </table:table-cell>
          <table:table-cell table:style-name="ce4" office:value-type="float" office:value="-3.80018387986515" calcext:value-type="float">
            <text:p>-3.80018387986515</text:p>
          </table:table-cell>
          <table:table-cell table:style-name="ce4" office:value-type="float" office:value="3.81464706945186" calcext:value-type="float">
            <text:p>3.81464706945186</text:p>
          </table:table-cell>
          <table:table-cell table:style-name="ce4" office:value-type="float" office:value="-3.80018387986515" calcext:value-type="float">
            <text:p>-3.8001838798651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inary_search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795" calcext:value-type="float">
            <text:p>6795</text:p>
          </table:table-cell>
          <table:table-cell table:style-name="ce4" office:value-type="float" office:value="7366" calcext:value-type="float">
            <text:p>7366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8.40323767476085" calcext:value-type="float">
            <text:p>8.40323767476085</text:p>
          </table:table-cell>
          <table:table-cell table:style-name="ce4" office:value-type="float" office:value="3.83218946106851" calcext:value-type="float">
            <text:p>3.83218946106851</text:p>
          </table:table-cell>
          <table:table-cell table:style-name="ce4" office:value-type="float" office:value="8.40323767476085" calcext:value-type="float">
            <text:p>8.4032376747608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irst-final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16" calcext:value-type="float">
            <text:p>7016</text:p>
          </table:table-cell>
          <table:table-cell table:style-name="ce4" office:value-type="float" office:value="7067" calcext:value-type="float">
            <text:p>706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.72690992018244" calcext:value-type="float">
            <text:p>0.72690992018244</text:p>
          </table:table-cell>
          <table:table-cell table:style-name="ce4" office:value-type="float" office:value="3.84608958035798" calcext:value-type="float">
            <text:p>3.84608958035798</text:p>
          </table:table-cell>
          <table:table-cell table:style-name="ce4" office:value-type="float" office:value="0.72690992018244" calcext:value-type="float">
            <text:p>0.7269099201824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sresourcesexamplesvoting.vy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477" calcext:value-type="float">
            <text:p>7477</text:p>
          </table:table-cell>
          <table:table-cell table:style-name="ce4" office:value-type="float" office:value="7529" calcext:value-type="float">
            <text:p>752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.695466096027819" calcext:value-type="float">
            <text:p>0.695466096027819</text:p>
          </table:table-cell>
          <table:table-cell table:style-name="ce4" office:value-type="float" office:value="3.87372738064668" calcext:value-type="float">
            <text:p>3.87372738064668</text:p>
          </table:table-cell>
          <table:table-cell table:style-name="ce4" office:value-type="float" office:value="0.695466096027819" calcext:value-type="float">
            <text:p>0.69546609602781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eapsort_generic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526" calcext:value-type="float">
            <text:p>7526</text:p>
          </table:table-cell>
          <table:table-cell table:style-name="ce4" office:value-type="float" office:value="7857" calcext:value-type="float">
            <text:p>7857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4.39808663300558" calcext:value-type="float">
            <text:p>4.39808663300558</text:p>
          </table:table-cell>
          <table:table-cell table:style-name="ce4" office:value-type="float" office:value="3.87656421398385" calcext:value-type="float">
            <text:p>3.87656421398385</text:p>
          </table:table-cell>
          <table:table-cell table:style-name="ce4" office:value-type="float" office:value="4.39808663300558" calcext:value-type="float">
            <text:p>4.3980866330055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sresourcesexamplesERC20.vy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008" calcext:value-type="float">
            <text:p>8008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.16133866133866" calcext:value-type="float">
            <text:p>1.16133866133866</text:p>
          </table:table-cell>
          <table:table-cell table:style-name="ce4" office:value-type="float" office:value="3.90352406447126" calcext:value-type="float">
            <text:p>3.90352406447126</text:p>
          </table:table-cell>
          <table:table-cell table:style-name="ce4" office:value-type="float" office:value="1.16133866133866" calcext:value-type="float">
            <text:p>1.1613386613386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sresourcesexamplesauction.vy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779" calcext:value-type="float">
            <text:p>8779</text:p>
          </table:table-cell>
          <table:table-cell table:style-name="ce4" office:value-type="float" office:value="8956" calcext:value-type="float">
            <text:p>895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.01617496297984" calcext:value-type="float">
            <text:p>2.01617496297984</text:p>
          </table:table-cell>
          <table:table-cell table:style-name="ce4" office:value-type="float" office:value="3.94344504902503" calcext:value-type="float">
            <text:p>3.94344504902503</text:p>
          </table:table-cell>
          <table:table-cell table:style-name="ce4" office:value-type="float" office:value="2.01617496297984" calcext:value-type="float">
            <text:p>2.0161749629798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asic-examples-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989" calcext:value-type="float">
            <text:p>8989</text:p>
          </table:table-cell>
          <table:table-cell table:style-name="ce4" office:value-type="float" office:value="9132" calcext:value-type="float">
            <text:p>913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.59083324062743" calcext:value-type="float">
            <text:p>1.59083324062743</text:p>
          </table:table-cell>
          <table:table-cell table:style-name="ce4" office:value-type="float" office:value="3.95371138042756" calcext:value-type="float">
            <text:p>3.95371138042756</text:p>
          </table:table-cell>
          <table:table-cell table:style-name="ce4" office:value-type="float" office:value="1.59083324062743" calcext:value-type="float">
            <text:p>1.5908332406274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sresourceslanguagearray.vy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514" calcext:value-type="float">
            <text:p>9514</text:p>
          </table:table-cell>
          <table:table-cell table:style-name="ce4" office:value-type="float" office:value="9531" calcext:value-type="float">
            <text:p>953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178684044565903" calcext:value-type="float">
            <text:p>0.178684044565903</text:p>
          </table:table-cell>
          <table:table-cell table:style-name="ce4" office:value-type="float" office:value="3.97836314708388" calcext:value-type="float">
            <text:p>3.97836314708388</text:p>
          </table:table-cell>
          <table:table-cell table:style-name="ce4" office:value-type="float" office:value="0.178684044565903" calcext:value-type="float">
            <text:p>0.178684044565903</text:p>
          </table:table-cell>
          <table:table-cell table:formula="of:=AVERAGE([.H283:.H297])" office:value-type="float" office:value="2.49869061682943" calcext:value-type="float">
            <text:p>2.4986906168294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ith-spec-list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1414" calcext:value-type="float">
            <text:p>11414</text:p>
          </table:table-cell>
          <table:table-cell table:style-name="ce5" office:value-type="float" office:value="11422" calcext:value-type="float">
            <text:p>114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070089363939022" calcext:value-type="float">
            <text:p>0.070089363939022</text:p>
          </table:table-cell>
          <table:table-cell table:style-name="ce5" office:value-type="float" office:value="4.05743786821294" calcext:value-type="float">
            <text:p>4.05743786821294</text:p>
          </table:table-cell>
          <table:table-cell table:style-name="ce5" office:value-type="float" office:value="0.070089363939022" calcext:value-type="float">
            <text:p>0.07008936393902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stsresourcesexamplesstableswap_get_virtual_price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3561" calcext:value-type="float">
            <text:p>13561</text:p>
          </table:table-cell>
          <table:table-cell table:style-name="ce5" office:value-type="float" office:value="13125" calcext:value-type="float">
            <text:p>13125</text:p>
          </table:table-cell>
          <table:table-cell table:style-name="ce5" office:value-type="float" office:value="-436" calcext:value-type="float">
            <text:p>-436</text:p>
          </table:table-cell>
          <table:table-cell table:style-name="ce5" office:value-type="float" office:value="-3.21510213111127" calcext:value-type="float">
            <text:p>-3.21510213111127</text:p>
          </table:table-cell>
          <table:table-cell table:style-name="ce5" office:value-type="float" office:value="4.1322917159668" calcext:value-type="float">
            <text:p>4.1322917159668</text:p>
          </table:table-cell>
          <table:table-cell table:style-name="ce5" office:value-type="float" office:value="-3.21510213111127" calcext:value-type="float">
            <text:p>-3.2151021311112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stsresourcesallocationERC20_alloc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4789" calcext:value-type="float">
            <text:p>14789</text:p>
          </table:table-cell>
          <table:table-cell table:style-name="ce5" office:value-type="float" office:value="15137" calcext:value-type="float">
            <text:p>15137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2.35310027723308" calcext:value-type="float">
            <text:p>2.35310027723308</text:p>
          </table:table-cell>
          <table:table-cell table:style-name="ce5" office:value-type="float" office:value="4.16993880894182" calcext:value-type="float">
            <text:p>4.16993880894182</text:p>
          </table:table-cell>
          <table:table-cell table:style-name="ce5" office:value-type="float" office:value="2.35310027723308" calcext:value-type="float">
            <text:p>2.3531002772330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reeWandSilverE1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6307" calcext:value-type="float">
            <text:p>16307</text:p>
          </table:table-cell>
          <table:table-cell table:style-name="ce5" office:value-type="float" office:value="16884" calcext:value-type="float">
            <text:p>16884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3.53835776047096" calcext:value-type="float">
            <text:p>3.53835776047096</text:p>
          </table:table-cell>
          <table:table-cell table:style-name="ce5" office:value-type="float" office:value="4.21237407120066" calcext:value-type="float">
            <text:p>4.21237407120066</text:p>
          </table:table-cell>
          <table:table-cell table:style-name="ce5" office:value-type="float" office:value="3.53835776047096" calcext:value-type="float">
            <text:p>3.5383577604709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stsresourcesallocationauction_alloc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7330" calcext:value-type="float">
            <text:p>17330</text:p>
          </table:table-cell>
          <table:table-cell table:style-name="ce5" office:value-type="float" office:value="17327" calcext:value-type="float">
            <text:p>17327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0.01731102135026" calcext:value-type="float">
            <text:p>-0.01731102135026</text:p>
          </table:table-cell>
          <table:table-cell table:style-name="ce5" office:value-type="float" office:value="4.23879856271392" calcext:value-type="float">
            <text:p>4.23879856271392</text:p>
          </table:table-cell>
          <table:table-cell table:style-name="ce5" office:value-type="float" office:value="-0.01731102135026" calcext:value-type="float">
            <text:p>-0.0173110213502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election_sort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9195" calcext:value-type="float">
            <text:p>19195</text:p>
          </table:table-cell>
          <table:table-cell table:style-name="ce5" office:value-type="float" office:value="18878" calcext:value-type="float">
            <text:p>18878</text:p>
          </table:table-cell>
          <table:table-cell table:style-name="ce5" office:value-type="float" office:value="-317" calcext:value-type="float">
            <text:p>-317</text:p>
          </table:table-cell>
          <table:table-cell table:style-name="ce5" office:value-type="float" office:value="-1.65147173743162" calcext:value-type="float">
            <text:p>-1.65147173743162</text:p>
          </table:table-cell>
          <table:table-cell table:style-name="ce5" office:value-type="float" office:value="4.28318811645342" calcext:value-type="float">
            <text:p>4.28318811645342</text:p>
          </table:table-cell>
          <table:table-cell table:style-name="ce5" office:value-type="float" office:value="-1.65147173743162" calcext:value-type="float">
            <text:p>-1.6514717374316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stsresourcesallocationsafe_remote_purchase_alloc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8448" calcext:value-type="float">
            <text:p>28448</text:p>
          </table:table-cell>
          <table:table-cell table:style-name="ce5" office:value-type="float" office:value="28283" calcext:value-type="float">
            <text:p>28283</text:p>
          </table:table-cell>
          <table:table-cell table:style-name="ce5" office:value-type="float" office:value="-165" calcext:value-type="float">
            <text:p>-165</text:p>
          </table:table-cell>
          <table:table-cell table:style-name="ce5" office:value-type="float" office:value="-0.580005624296963" calcext:value-type="float">
            <text:p>-0.580005624296963</text:p>
          </table:table-cell>
          <table:table-cell table:style-name="ce5" office:value-type="float" office:value="4.45405173929012" calcext:value-type="float">
            <text:p>4.45405173929012</text:p>
          </table:table-cell>
          <table:table-cell table:style-name="ce5" office:value-type="float" office:value="-0.580005624296963" calcext:value-type="float">
            <text:p>-0.58000562429696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nsi-term-external-call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8854" calcext:value-type="float">
            <text:p>48854</text:p>
          </table:table-cell>
          <table:table-cell table:style-name="ce5" office:value-type="float" office:value="47165" calcext:value-type="float">
            <text:p>47165</text:p>
          </table:table-cell>
          <table:table-cell table:style-name="ce5" office:value-type="float" office:value="-1689" calcext:value-type="float">
            <text:p>-1689</text:p>
          </table:table-cell>
          <table:table-cell table:style-name="ce5" office:value-type="float" office:value="-3.45723993941131" calcext:value-type="float">
            <text:p>-3.45723993941131</text:p>
          </table:table-cell>
          <table:table-cell table:style-name="ce5" office:value-type="float" office:value="4.68890012807134" calcext:value-type="float">
            <text:p>4.68890012807134</text:p>
          </table:table-cell>
          <table:table-cell table:style-name="ce5" office:value-type="float" office:value="-3.45723993941131" calcext:value-type="float">
            <text:p>-3.4572399394113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OpenMPSectionReduce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54750" calcext:value-type="float">
            <text:p>54750</text:p>
          </table:table-cell>
          <table:table-cell table:style-name="ce5" office:value-type="float" office:value="50785" calcext:value-type="float">
            <text:p>50785</text:p>
          </table:table-cell>
          <table:table-cell table:style-name="ce5" office:value-type="float" office:value="-3965" calcext:value-type="float">
            <text:p>-3965</text:p>
          </table:table-cell>
          <table:table-cell table:style-name="ce5" office:value-type="float" office:value="-7.24200913242009" calcext:value-type="float">
            <text:p>-7.24200913242009</text:p>
          </table:table-cell>
          <table:table-cell table:style-name="ce5" office:value-type="float" office:value="4.73838412351216" calcext:value-type="float">
            <text:p>4.73838412351216</text:p>
          </table:table-cell>
          <table:table-cell table:style-name="ce5" office:value-type="float" office:value="-7.24200913242009" calcext:value-type="float">
            <text:p>-7.2420091324200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Knights_tour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87973" calcext:value-type="float">
            <text:p>87973</text:p>
          </table:table-cell>
          <table:table-cell table:style-name="ce5" office:value-type="float" office:value="84490" calcext:value-type="float">
            <text:p>84490</text:p>
          </table:table-cell>
          <table:table-cell table:style-name="ce5" office:value-type="float" office:value="-3483" calcext:value-type="float">
            <text:p>-3483</text:p>
          </table:table-cell>
          <table:table-cell table:style-name="ce5" office:value-type="float" office:value="-3.95916929057779" calcext:value-type="float">
            <text:p>-3.95916929057779</text:p>
          </table:table-cell>
          <table:table-cell table:style-name="ce5" office:value-type="float" office:value="4.944349402261" calcext:value-type="float">
            <text:p>4.944349402261</text:p>
          </table:table-cell>
          <table:table-cell table:style-name="ce5" office:value-type="float" office:value="-3.95916929057779" calcext:value-type="float">
            <text:p>-3.95916929057779</text:p>
          </table:table-cell>
          <table:table-cell table:formula="of:=AVERAGE([.H298:.H307])" office:value-type="float" office:value="-1.41607614749562" calcext:value-type="float">
            <text:p>-1.4160761474956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triemap.csv__vs-base'.A2:'triemap.csv__vs-base'.H30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4T11:20:50.364985378</dc:date>
    <meta:editing-duration>PT1H8M9S</meta:editing-duration>
    <meta:editing-cycles>1</meta:editing-cycles>
    <meta:document-statistic meta:table-count="1" meta:cell-count="2471" meta:object-count="1"/>
    <meta:generator>LibreOffice/7.0.6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triemap.csv__vs-base'.K2:'triemap.csv__vs-base'.L6" chart:data-source-has-labels="column" svg:x="1.331cm" svg:y="0.18cm" svg:width="14.349cm" svg:height="7.659cm">
          <chart:coordinate-region svg:x="2.164cm" svg:y="0.379cm" svg:width="13.516cm" svg:height="7.261cm"/>
          <chart:axis chart:dimension="x" chart:name="primary-x" chart:style-name="ch3" chartooo:axis-type="auto">
            <chartooo:date-scale/>
            <chart:title svg:x="7.244cm" svg:y="8.019cm" chart:style-name="ch4">
              <text:p>Verification Time</text:p>
            </chart:title>
            <chart:categories table:cell-range-address="'triemap.csv__vs-base'.K2:'triemap.csv__vs-base'.K6"/>
          </chart:axis>
          <chart:axis chart:dimension="y" chart:name="primary-y" chart:style-name="ch5">
            <chart:title svg:x="0.451cm" svg:y="5.958cm" chart:style-name="ch6">
              <text:p>% Performance Difference</text:p>
            </chart:title>
            <chart:grid chart:style-name="ch7" chart:class="major"/>
          </chart:axis>
          <chart:series chart:style-name="ch8" chart:values-cell-range-address="'triemap.csv__vs-base'.L2:'triemap.csv__vs-base'.L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0.1s – 0.5s</text:p>
                <draw:g>
                  <svg:desc>'triemap.csv__vs-base'.K2:'triemap.csv__vs-base'.K6</svg:desc>
                </draw:g>
              </table:table-cell>
              <table:table-cell office:value-type="float" office:value="2.1">
                <text:p>2.1</text:p>
                <draw:g>
                  <svg:desc>'triemap.csv__vs-base'.L2:'triemap.csv__vs-base'.L6</svg:desc>
                </draw:g>
              </table:table-cell>
            </table:table-row>
            <table:table-row>
              <table:table-cell office:value-type="string">
                <text:p>0.5s – 1s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s – 5s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s – 10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&gt; 10s</text:p>
              </table:table-cell>
              <table:table-cell office:value-type="float" office:value="-1.4">
                <text:p>-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